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47.64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44.93mm"/>
    </style:style>
    <style:style style:name="co7" style:family="table-column">
      <style:table-column-properties fo:break-before="auto" style:column-width="46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fo:border-bottom="none" fo:background-color="#ffff00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style:rotation-angle="90" fo:border-top="none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 fo:border="0.74pt solid #000000" style:rotation-angle="90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 fo:border="0.74pt solid #000000" style:rotation-angle="0"/>
      <style:paragraph-properties fo:text-align="center" fo:margin-left="0mm"/>
    </style:style>
    <style:style style:name="ce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mm"/>
    </style:style>
    <style:style style:name="ce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11" style:family="table-cell" style:parent-style-name="Default">
      <style:table-cell-properties fo:background-color="#ff99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/>
      <table:table table:name="SVM" table:style-name="ta1"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1" table:default-cell-style-name="ce9"/>
        <table:table-column table:style-name="co1" table:default-cell-style-name="Default"/>
        <table:table-column table:style-name="co2" table:default-cell-style-name="ce13"/>
        <table:table-column table:style-name="co1" table:number-columns-repeated="2" table:default-cell-style-name="Default"/>
        <table:table-column table:style-name="co3" table:default-cell-style-name="ce13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rbf’ C=16 gamma=0.25 &amp; RF n_estimators: 50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5]+[.E6]+[.F7]+[.G8]+[.H9]+[.I10]+[.J11]+[.K12]+[.L13]+[.M14]" office:value-type="float" office:value="6637" calcext:value-type="float">
            <text:p>6637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5]+[.E16]+[.F17]+[.G18]+[.H19]+[.I20]+[.J21]+[.K22]+[.L23]+[.M24]" office:value-type="float" office:value="2770" calcext:value-type="float">
            <text:p>2770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5:.M14])" office:value-type="float" office:value="6971" calcext:value-type="float">
            <text:p>6971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5:.M24])" office:value-type="float" office:value="2940" calcext:value-type="float">
            <text:p>2940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5:.N14])" office:value-type="float" office:value="29" calcext:value-type="float">
            <text:p>29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5:.N24])" office:value-type="float" office:value="60" calcext:value-type="float">
            <text:p>60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80" calcext:value-type="float">
            <text:p>6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5:.M25])" office:value-type="float" office:value="20983" calcext:value-type="float">
            <text:p>20983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5:.M25])" office:value-type="float" office:value="20983" calcext:value-type="float">
            <text:p>20983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5]" office:value-type="float" office:value="5400" calcext:value-type="float">
            <text:p>540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5]" office:value-type="float" office:value="5400" calcext:value-type="float">
            <text:p>5400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5]+[.Q9])/([.Q6]+[.Q7]+[.Q8]+[.Q9])" office:value-type="float" office:value="0.360572746607555" calcext:value-type="float">
            <text:p>0.360572746607555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5]+[.T9])/([.T6]+[.T7]+[.T8]+[.T9])" office:value-type="float" office:value="0.278051934792227" calcext:value-type="float">
            <text:p>0.278051934792227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34" calcext:value-type="float">
            <text:p>63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5]/[.Q6]" office:value-type="float" office:value="0.952087218476546" calcext:value-type="float">
            <text:p>0.952087218476546</text:p>
          </table:table-cell>
          <table:table-cell/>
          <table:table-cell office:value-type="string" calcext:value-type="string">
            <text:p>Fine Accuracy</text:p>
          </table:table-cell>
          <table:table-cell table:formula="of:=[.T5]/[.T6]" office:value-type="float" office:value="0.942176870748299" calcext:value-type="float">
            <text:p>0.942176870748299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5]/([.Q6]+[.Q7])" office:value-type="float" office:value="0.948142857142857" calcext:value-type="float">
            <text:p>0.948142857142857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5]/([.T6]+[.T7])" office:value-type="float" office:value="0.923333333333333" calcext:value-type="float">
            <text:p>0.923333333333333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ccuracy</text:p>
          </table:table-cell>
          <table:table-cell table:formula="of:=([.Q6]+[.Q9])/([.Q6]+[.Q7]+[.Q8]+[.Q9])" office:value-type="float" office:value="0.37057783901986" calcext:value-type="float">
            <text:p>0.37057783901986</text:p>
          </table:table-cell>
          <table:table-cell/>
          <table:table-cell office:value-type="string" calcext:value-type="string">
            <text:p>Accuracy</text:p>
          </table:table-cell>
          <table:table-cell table:formula="of:=([.T6]+[.T9])/([.T6]+[.T7]+[.T8]+[.T9])" office:value-type="float" office:value="0.283837593166116" calcext:value-type="float">
            <text:p>0.283837593166116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593" calcext:value-type="float">
            <text:p>59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6]/([.Q6]+[.Q8])" office:value-type="float" office:value="0.249373971524648" calcext:value-type="float">
            <text:p>0.249373971524648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6]/([.T6]+[.T8])" office:value-type="float" office:value="0.122894285833716" calcext:value-type="float">
            <text:p>0.122894285833716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6]/([.Q6]+[.Q7])" office:value-type="float" office:value="0.995857142857143" calcext:value-type="float">
            <text:p>0.99585714285714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6]/([.T6]+[.T7])" office:value-type="float" office:value="0.98" calcext:value-type="float">
            <text:p>0.98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4]*[.Q15])/([.Q14]+[.Q15]))" office:value-type="float" office:value="0.398867082451222" calcext:value-type="float">
            <text:p>0.398867082451222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4]*[.T15])/([.T14]+[.T15]))" office:value-type="float" office:value="0.218400624001783" calcext:value-type="float">
            <text:p>0.218400624001783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9]/([.Q9]+[.Q7])" office:value-type="float" office:value="0.994658316448701" calcext:value-type="float">
            <text:p>0.99465831644870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9]/([.T9]+[.T7])" office:value-type="float" office:value="0.989010989010989" calcext:value-type="float">
            <text:p>0.989010989010989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9]/([.Q9]+[.Q8])" office:value-type="float" office:value="0.204677254292537" calcext:value-type="float">
            <text:p>0.204677254292537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9]/([.T9]+[.T8])" office:value-type="float" office:value="0.204677254292537" calcext:value-type="float">
            <text:p>0.204677254292537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7]*[.Q18])/([.Q17]+[.Q18]))" office:value-type="float" office:value="0.3394945303659" calcext:value-type="float">
            <text:p>0.3394945303659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7]*[.T18])/([.T17]+[.T18]))" office:value-type="float" office:value="0.339164023490249" calcext:value-type="float">
            <text:p>0.339164023490249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float" office:value="4092" calcext:value-type="float">
            <text:p>4092</text:p>
          </table:table-cell>
          <table:table-cell office:value-type="float" office:value="2676" calcext:value-type="float">
            <text:p>2676</text:p>
          </table:table-cell>
          <table:table-cell office:value-type="float" office:value="366" calcext:value-type="float">
            <text:p>366</text:p>
          </table:table-cell>
          <table:table-cell office:value-type="float" office:value="5253" calcext:value-type="float">
            <text:p>5253</text:p>
          </table:table-cell>
          <table:table-cell office:value-type="float" office:value="2819" calcext:value-type="float">
            <text:p>2819</text:p>
          </table:table-cell>
          <table:table-cell office:value-type="float" office:value="3656" calcext:value-type="float">
            <text:p>3656</text:p>
          </table:table-cell>
          <table:table-cell office:value-type="float" office:value="234" calcext:value-type="float">
            <text:p>234</text:p>
          </table:table-cell>
          <table:table-cell office:value-type="float" office:value="663" calcext:value-type="float">
            <text:p>663</text:p>
          </table:table-cell>
          <table:table-cell office:value-type="float" office:value="297" calcext:value-type="float">
            <text:p>297</text:p>
          </table:table-cell>
          <table:table-cell office:value-type="float" office:value="5400" calcext:value-type="float">
            <text:p>540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rbf’ C=16 gamma=0.5 &amp; RF n_estimators: 30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9]+[.E30]+[.F31]+[.G32]+[.H33]+[.I34]+[.J35]+[.K36]+[.L37]+[.M38]" office:value-type="float" office:value="6668" calcext:value-type="float">
            <text:p>6668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39]+[.E40]+[.F41]+[.G42]+[.H43]+[.I44]+[.J45]+[.K46]+[.L47]+[.M48]" office:value-type="float" office:value="2784" calcext:value-type="float">
            <text:p>2784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85" calcext:value-type="float">
            <text:p>78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9:.M38])" office:value-type="float" office:value="6989" calcext:value-type="float">
            <text:p>6989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39:.M48])" office:value-type="float" office:value="2930" calcext:value-type="float">
            <text:p>2930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9:.N38])" office:value-type="float" office:value="11" calcext:value-type="float">
            <text:p>11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39:.N48])" office:value-type="float" office:value="70" calcext:value-type="float">
            <text:p>70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86" calcext:value-type="float">
            <text:p>68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49:.M49])" office:value-type="float" office:value="19193" calcext:value-type="float">
            <text:p>19193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49:.M49])" office:value-type="float" office:value="19193" calcext:value-type="float">
            <text:p>19193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49]" office:value-type="float" office:value="7190" calcext:value-type="float">
            <text:p>719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49]" office:value-type="float" office:value="7190" calcext:value-type="float">
            <text:p>7190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29]+[.Q33])/([.Q30]+[.Q31]+[.Q32]+[.Q33])" office:value-type="float" office:value="0.415121469011173" calcext:value-type="float">
            <text:p>0.415121469011173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9]+[.T33])/([.T30]+[.T31]+[.T32]+[.T33])" office:value-type="float" office:value="0.339447980124562" calcext:value-type="float">
            <text:p>0.339447980124562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3" calcext:value-type="float">
            <text:p>6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29]/[.Q30]" office:value-type="float" office:value="0.954070682501073" calcext:value-type="float">
            <text:p>0.954070682501073</text:p>
          </table:table-cell>
          <table:table-cell/>
          <table:table-cell office:value-type="string" calcext:value-type="string">
            <text:p>Fine Accuracy</text:p>
          </table:table-cell>
          <table:table-cell table:formula="of:=[.T29]/[.T30]" office:value-type="float" office:value="0.950170648464164" calcext:value-type="float">
            <text:p>0.950170648464164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29]/([.Q30]+[.Q31])" office:value-type="float" office:value="0.952571428571429" calcext:value-type="float">
            <text:p>0.952571428571429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9]/([.T30]+[.T31])" office:value-type="float" office:value="0.928" calcext:value-type="float">
            <text:p>0.928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ccuracy</text:p>
          </table:table-cell>
          <table:table-cell table:formula="of:=([.Q30]+[.Q33])/([.Q30]+[.Q31]+[.Q32]+[.Q33])" office:value-type="float" office:value="0.424737141658928" calcext:value-type="float">
            <text:p>0.424737141658928</text:p>
          </table:table-cell>
          <table:table-cell/>
          <table:table-cell office:value-type="string" calcext:value-type="string">
            <text:p>Accuracy</text:p>
          </table:table-cell>
          <table:table-cell table:formula="of:=([.T30]+[.T33])/([.T30]+[.T31]+[.T32]+[.T33])" office:value-type="float" office:value="0.344416839669196" calcext:value-type="float">
            <text:p>0.344416839669196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30]/([.Q30]+[.Q32])" office:value-type="float" office:value="0.266939118478344" calcext:value-type="float">
            <text:p>0.266939118478344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30]/([.T30]+[.T32])" office:value-type="float" office:value="0.132441350630565" calcext:value-type="float">
            <text:p>0.132441350630565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30]/([.Q30]+[.Q31])" office:value-type="float" office:value="0.998428571428571" calcext:value-type="float">
            <text:p>0.99842857142857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30]/([.T30]+[.T31])" office:value-type="float" office:value="0.976666666666667" calcext:value-type="float">
            <text:p>0.976666666666667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38]*[.Q39])/([.Q38]+[.Q39]))" office:value-type="float" office:value="0.421252486287746" calcext:value-type="float">
            <text:p>0.421252486287746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38]*[.T39])/([.T38]+[.T39]))" office:value-type="float" office:value="0.233252398200852" calcext:value-type="float">
            <text:p>0.233252398200852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33]/([.Q33]+[.Q31])" office:value-type="float" office:value="0.998472434384113" calcext:value-type="float">
            <text:p>0.998472434384113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33]/([.T33]+[.T31])" office:value-type="float" office:value="0.990358126721763" calcext:value-type="float">
            <text:p>0.990358126721763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33]/([.Q33]+[.Q32])" office:value-type="float" office:value="0.272523973770989" calcext:value-type="float">
            <text:p>0.272523973770989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33]/([.T33]+[.T32])" office:value-type="float" office:value="0.272523973770989" calcext:value-type="float">
            <text:p>0.272523973770989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41]*[.Q42])/([.Q41]+[.Q42]))" office:value-type="float" office:value="0.428180085755121" calcext:value-type="float">
            <text:p>0.42818008575512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41]*[.T42])/([.T41]+[.T42]))" office:value-type="float" office:value="0.427429182890943" calcext:value-type="float">
            <text:p>0.427429182890943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4518" calcext:value-type="float">
            <text:p>4518</text:p>
          </table:table-cell>
          <table:table-cell office:value-type="float" office:value="2493" calcext:value-type="float">
            <text:p>2493</text:p>
          </table:table-cell>
          <table:table-cell office:value-type="float" office:value="304" calcext:value-type="float">
            <text:p>304</text:p>
          </table:table-cell>
          <table:table-cell office:value-type="float" office:value="4026" calcext:value-type="float">
            <text:p>4026</text:p>
          </table:table-cell>
          <table:table-cell office:value-type="float" office:value="2273" calcext:value-type="float">
            <text:p>2273</text:p>
          </table:table-cell>
          <table:table-cell office:value-type="float" office:value="3641" calcext:value-type="float">
            <text:p>3641</text:p>
          </table:table-cell>
          <table:table-cell office:value-type="float" office:value="309" calcext:value-type="float">
            <text:p>309</text:p>
          </table:table-cell>
          <table:table-cell office:value-type="float" office:value="547" calcext:value-type="float">
            <text:p>547</text:p>
          </table:table-cell>
          <table:table-cell office:value-type="float" office:value="315" calcext:value-type="float">
            <text:p>315</text:p>
          </table:table-cell>
          <table:table-cell office:value-type="float" office:value="7190" calcext:value-type="float">
            <text:p>719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poly’ C=8 gamma=0.12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ce12" office:value-type="string" calcext:value-type="string">
            <text:p>Correctly Classified</text:p>
          </table:table-cell>
          <table:table-cell table:formula="of:=[.D53]+[.E54]+[.F55]+[.G56]+[.H57]+[.I58]+[.J59]+[.K60]+[.L61]+[.M62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63]+[.E64]+[.F65]+[.G66]+[.H67]+[.I68]+[.J69]+[.K70]+[.L71]+[.M72]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12" office:value-type="string" calcext:value-type="string">
            <text:p>True Positives</text:p>
          </table:table-cell>
          <table:table-cell table:formula="of:=SUM([.D53:.M62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63:.M72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table:style-name="ce12" office:value-type="string" calcext:value-type="string">
            <text:p>False Negatives</text:p>
          </table:table-cell>
          <table:table-cell table:formula="of:=SUM([.N53:.N62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63:.N72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table:style-name="ce12" office:value-type="string" calcext:value-type="string">
            <text:p>False Positives</text:p>
          </table:table-cell>
          <table:table-cell table:formula="of:=SUM([.D73:.M73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73:.M73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table:style-name="ce12" office:value-type="string" calcext:value-type="string">
            <text:p>True Negatives</text:p>
          </table:table-cell>
          <table:table-cell table:formula="of:=[.N73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73]" office:value-type="float" office:value="0" calcext:value-type="float">
            <text:p>0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trict Accuracy</text:p>
          </table:table-cell>
          <table:table-cell table:formula="of:=([.Q53]+[.Q57])/([.Q54]+[.Q55]+[.Q56]+[.Q57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53]+[.T57])/([.T54]+[.T55]+[.T56]+[.T57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Fine Accuracy</text:p>
          </table:table-cell>
          <table:table-cell table:formula="of:=[.Q53]/[.Q54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ine Accuracy</text:p>
          </table:table-cell>
          <table:table-cell table:formula="of:=[.T53]/[.T54]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Strict Native Sensitivity</text:p>
          </table:table-cell>
          <table:table-cell table:formula="of:=[.Q53]/([.Q54]+[.Q55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53]/([.T54]+[.T55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Accuracy</text:p>
          </table:table-cell>
          <table:table-cell table:formula="of:=([.Q54]+[.Q57])/([.Q54]+[.Q55]+[.Q56]+[.Q57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ccuracy</text:p>
          </table:table-cell>
          <table:table-cell table:formula="of:=([.T54]+[.T57])/([.T54]+[.T55]+[.T56]+[.T57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Native Precision</text:p>
          </table:table-cell>
          <table:table-cell table:formula="of:=[.Q54]/([.Q54]+[.Q5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54]/([.T54]+[.T5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ative Sensitivity</text:p>
          </table:table-cell>
          <table:table-cell table:formula="of:=[.Q54]/([.Q54]+[.Q55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54]/([.T54]+[.T55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Native F-measure</text:p>
          </table:table-cell>
          <table:table-cell table:formula="of:=2*(([.Q62]*[.Q63])/([.Q62]+[.Q63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62]*[.T63])/([.T62]+[.T63])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Foreign Precision</text:p>
          </table:table-cell>
          <table:table-cell table:formula="of:=[.Q57]/([.Q57]+[.Q55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57]/([.T57]+[.T55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Foreign Sensitivity</text:p>
          </table:table-cell>
          <table:table-cell table:formula="of:=[.Q57]/([.Q57]+[.Q5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57]/([.T57]+[.T56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Foreign F-measure</text:p>
          </table:table-cell>
          <table:table-cell table:formula="of:=2*(([.Q65]*[.Q66])/([.Q65]+[.Q66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65]*[.T66])/([.T65]+[.T66]))" office:value-type="string" office:string-value="" calcext:value-type="error">
            <text:p>#DIV/0!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poly’ C=16 gamma=0.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ce12" office:value-type="string" calcext:value-type="string">
            <text:p>Correctly Classified</text:p>
          </table:table-cell>
          <table:table-cell table:formula="of:=[.D77]+[.E78]+[.F79]+[.G80]+[.H81]+[.I82]+[.J83]+[.K84]+[.L85]+[.M86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87]+[.E88]+[.F89]+[.G90]+[.H91]+[.I92]+[.J93]+[.K94]+[.L95]+[.M96]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12" office:value-type="string" calcext:value-type="string">
            <text:p>True Positives</text:p>
          </table:table-cell>
          <table:table-cell table:formula="of:=SUM([.D77:.M86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87:.M96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table:style-name="ce12" office:value-type="string" calcext:value-type="string">
            <text:p>False Negatives</text:p>
          </table:table-cell>
          <table:table-cell table:formula="of:=SUM([.N77:.N86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87:.N96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table:style-name="ce12" office:value-type="string" calcext:value-type="string">
            <text:p>False Positives</text:p>
          </table:table-cell>
          <table:table-cell table:formula="of:=SUM([.D97:.M97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97:.M97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table:style-name="ce12" office:value-type="string" calcext:value-type="string">
            <text:p>True Negatives</text:p>
          </table:table-cell>
          <table:table-cell table:formula="of:=[.N97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97]" office:value-type="float" office:value="0" calcext:value-type="float">
            <text:p>0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trict Accuracy</text:p>
          </table:table-cell>
          <table:table-cell table:formula="of:=([.Q77]+[.Q81])/([.Q78]+[.Q79]+[.Q80]+[.Q81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77]+[.T81])/([.T78]+[.T79]+[.T80]+[.T81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Fine Accuracy</text:p>
          </table:table-cell>
          <table:table-cell table:formula="of:=[.Q77]/[.Q7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ine Accuracy</text:p>
          </table:table-cell>
          <table:table-cell table:formula="of:=[.T77]/[.T78]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Strict Native Sensitivity</text:p>
          </table:table-cell>
          <table:table-cell table:formula="of:=[.Q77]/([.Q78]+[.Q79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77]/([.T78]+[.T79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Accuracy</text:p>
          </table:table-cell>
          <table:table-cell table:formula="of:=([.Q78]+[.Q81])/([.Q78]+[.Q79]+[.Q80]+[.Q81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ccuracy</text:p>
          </table:table-cell>
          <table:table-cell table:formula="of:=([.T78]+[.T81])/([.T78]+[.T79]+[.T80]+[.T81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Native Precision</text:p>
          </table:table-cell>
          <table:table-cell table:formula="of:=[.Q78]/([.Q78]+[.Q80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78]/([.T78]+[.T8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ative Sensitivity</text:p>
          </table:table-cell>
          <table:table-cell table:formula="of:=[.Q78]/([.Q78]+[.Q79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78]/([.T78]+[.T79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Native F-measure</text:p>
          </table:table-cell>
          <table:table-cell table:formula="of:=2*(([.Q86]*[.Q87])/([.Q86]+[.Q87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86]*[.T87])/([.T86]+[.T87])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Foreign Precision</text:p>
          </table:table-cell>
          <table:table-cell table:formula="of:=[.Q81]/([.Q81]+[.Q79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81]/([.T81]+[.T79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Foreign Sensitivity</text:p>
          </table:table-cell>
          <table:table-cell table:formula="of:=[.Q81]/([.Q81]+[.Q80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81]/([.T81]+[.T80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Foreign F-measure</text:p>
          </table:table-cell>
          <table:table-cell table:formula="of:=2*(([.Q89]*[.Q90])/([.Q89]+[.Q90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89]*[.T90])/([.T89]+[.T90]))" office:value-type="string" office:string-value="" calcext:value-type="error">
            <text:p>#DIV/0!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poly’ C=16 gamma=0.2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ce12" office:value-type="string" calcext:value-type="string">
            <text:p>Correctly Classified</text:p>
          </table:table-cell>
          <table:table-cell table:formula="of:=[.D101]+[.E102]+[.F103]+[.G104]+[.H105]+[.I106]+[.J107]+[.K108]+[.L109]+[.M110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11]+[.E112]+[.F113]+[.G114]+[.H115]+[.I116]+[.J117]+[.K118]+[.L119]+[.M120]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12" office:value-type="string" calcext:value-type="string">
            <text:p>True Positives</text:p>
          </table:table-cell>
          <table:table-cell table:formula="of:=SUM([.D101:.M110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11:.M120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table:style-name="ce12" office:value-type="string" calcext:value-type="string">
            <text:p>False Negatives</text:p>
          </table:table-cell>
          <table:table-cell table:formula="of:=SUM([.N101:.N110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11:.N120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table:style-name="ce12" office:value-type="string" calcext:value-type="string">
            <text:p>False Positives</text:p>
          </table:table-cell>
          <table:table-cell table:formula="of:=SUM([.D121:.M121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21:.M121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table:style-name="ce12" office:value-type="string" calcext:value-type="string">
            <text:p>True Negatives</text:p>
          </table:table-cell>
          <table:table-cell table:formula="of:=[.N121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21]" office:value-type="float" office:value="0" calcext:value-type="float">
            <text:p>0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trict Accuracy</text:p>
          </table:table-cell>
          <table:table-cell table:formula="of:=([.Q101]+[.Q105])/([.Q102]+[.Q103]+[.Q104]+[.Q105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01]+[.T105])/([.T102]+[.T103]+[.T104]+[.T105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Fine Accuracy</text:p>
          </table:table-cell>
          <table:table-cell table:formula="of:=[.Q101]/[.Q10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ine Accuracy</text:p>
          </table:table-cell>
          <table:table-cell table:formula="of:=[.T101]/[.T102]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Strict Native Sensitivity</text:p>
          </table:table-cell>
          <table:table-cell table:formula="of:=[.Q101]/([.Q102]+[.Q103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01]/([.T102]+[.T103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Accuracy</text:p>
          </table:table-cell>
          <table:table-cell table:formula="of:=([.Q102]+[.Q105])/([.Q102]+[.Q103]+[.Q104]+[.Q105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ccuracy</text:p>
          </table:table-cell>
          <table:table-cell table:formula="of:=([.T102]+[.T105])/([.T102]+[.T103]+[.T104]+[.T105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Native Precision</text:p>
          </table:table-cell>
          <table:table-cell table:formula="of:=[.Q102]/([.Q102]+[.Q104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02]/([.T102]+[.T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ative Sensitivity</text:p>
          </table:table-cell>
          <table:table-cell table:formula="of:=[.Q102]/([.Q102]+[.Q103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02]/([.T102]+[.T103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Native F-measure</text:p>
          </table:table-cell>
          <table:table-cell table:formula="of:=2*(([.Q110]*[.Q111])/([.Q110]+[.Q111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10]*[.T111])/([.T110]+[.T111])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Foreign Precision</text:p>
          </table:table-cell>
          <table:table-cell table:formula="of:=[.Q105]/([.Q105]+[.Q103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05]/([.T105]+[.T103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Foreign Sensitivity</text:p>
          </table:table-cell>
          <table:table-cell table:formula="of:=[.Q105]/([.Q105]+[.Q104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05]/([.T105]+[.T104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Foreign F-measure</text:p>
          </table:table-cell>
          <table:table-cell table:formula="of:=2*(([.Q113]*[.Q114])/([.Q113]+[.Q114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13]*[.T114])/([.T113]+[.T114]))" office:value-type="string" office:string-value="" calcext:value-type="error">
            <text:p>#DIV/0!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poly’ C=16 gamma=0.12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ce12" office:value-type="string" calcext:value-type="string">
            <text:p>Correctly Classified</text:p>
          </table:table-cell>
          <table:table-cell table:formula="of:=[.D125]+[.E126]+[.F127]+[.G128]+[.H129]+[.I130]+[.J131]+[.K132]+[.L133]+[.M134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35]+[.E136]+[.F137]+[.G138]+[.H139]+[.I140]+[.J141]+[.K142]+[.L143]+[.M144]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12" office:value-type="string" calcext:value-type="string">
            <text:p>True Positives</text:p>
          </table:table-cell>
          <table:table-cell table:formula="of:=SUM([.D125:.M134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35:.M144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table:style-name="ce12" office:value-type="string" calcext:value-type="string">
            <text:p>False Negatives</text:p>
          </table:table-cell>
          <table:table-cell table:formula="of:=SUM([.N125:.N134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35:.N144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table:style-name="ce12" office:value-type="string" calcext:value-type="string">
            <text:p>False Positives</text:p>
          </table:table-cell>
          <table:table-cell table:formula="of:=SUM([.D145:.M145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45:.M145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table:style-name="ce12" office:value-type="string" calcext:value-type="string">
            <text:p>True Negatives</text:p>
          </table:table-cell>
          <table:table-cell table:formula="of:=[.N145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45]" office:value-type="float" office:value="0" calcext:value-type="float">
            <text:p>0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trict Accuracy</text:p>
          </table:table-cell>
          <table:table-cell table:formula="of:=([.Q125]+[.Q129])/([.Q126]+[.Q127]+[.Q128]+[.Q129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25]+[.T129])/([.T126]+[.T127]+[.T128]+[.T129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Fine Accuracy</text:p>
          </table:table-cell>
          <table:table-cell table:formula="of:=[.Q125]/[.Q12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ine Accuracy</text:p>
          </table:table-cell>
          <table:table-cell table:formula="of:=[.T125]/[.T126]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Strict Native Sensitivity</text:p>
          </table:table-cell>
          <table:table-cell table:formula="of:=[.Q125]/([.Q126]+[.Q127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25]/([.T126]+[.T127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Accuracy</text:p>
          </table:table-cell>
          <table:table-cell table:formula="of:=([.Q126]+[.Q129])/([.Q126]+[.Q127]+[.Q128]+[.Q129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ccuracy</text:p>
          </table:table-cell>
          <table:table-cell table:formula="of:=([.T126]+[.T129])/([.T126]+[.T127]+[.T128]+[.T129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Native Precision</text:p>
          </table:table-cell>
          <table:table-cell table:formula="of:=[.Q126]/([.Q126]+[.Q128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26]/([.T126]+[.T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ative Sensitivity</text:p>
          </table:table-cell>
          <table:table-cell table:formula="of:=[.Q126]/([.Q126]+[.Q127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26]/([.T126]+[.T127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Native F-measure</text:p>
          </table:table-cell>
          <table:table-cell table:formula="of:=2*(([.Q134]*[.Q135])/([.Q134]+[.Q135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34]*[.T135])/([.T134]+[.T135])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Foreign Precision</text:p>
          </table:table-cell>
          <table:table-cell table:formula="of:=[.Q129]/([.Q129]+[.Q127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29]/([.T129]+[.T127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Foreign Sensitivity</text:p>
          </table:table-cell>
          <table:table-cell table:formula="of:=[.Q129]/([.Q129]+[.Q128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29]/([.T129]+[.T128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Foreign F-measure</text:p>
          </table:table-cell>
          <table:table-cell table:formula="of:=2*(([.Q137]*[.Q138])/([.Q137]+[.Q138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37]*[.T138])/([.T137]+[.T138]))" office:value-type="string" office:string-value="" calcext:value-type="error">
            <text:p>#DIV/0!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rbf’ C=8 gamma=0.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ce12" office:value-type="string" calcext:value-type="string">
            <text:p>Correctly Classified</text:p>
          </table:table-cell>
          <table:table-cell table:formula="of:=[.D149]+[.E150]+[.F151]+[.G152]+[.H153]+[.I154]+[.J155]+[.K156]+[.L157]+[.M158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59]+[.E160]+[.F161]+[.G162]+[.H163]+[.I164]+[.J165]+[.K166]+[.L167]+[.M168]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12" office:value-type="string" calcext:value-type="string">
            <text:p>True Positives</text:p>
          </table:table-cell>
          <table:table-cell table:formula="of:=SUM([.D149:.M158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59:.M168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table:style-name="ce12" office:value-type="string" calcext:value-type="string">
            <text:p>False Negatives</text:p>
          </table:table-cell>
          <table:table-cell table:formula="of:=SUM([.N149:.N158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59:.N168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table:style-name="ce12" office:value-type="string" calcext:value-type="string">
            <text:p>False Positives</text:p>
          </table:table-cell>
          <table:table-cell table:formula="of:=SUM([.D169:.M169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69:.M169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table:style-name="ce12" office:value-type="string" calcext:value-type="string">
            <text:p>True Negatives</text:p>
          </table:table-cell>
          <table:table-cell table:formula="of:=[.N169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69]" office:value-type="float" office:value="0" calcext:value-type="float">
            <text:p>0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trict Accuracy</text:p>
          </table:table-cell>
          <table:table-cell table:formula="of:=([.Q149]+[.Q153])/([.Q150]+[.Q151]+[.Q152]+[.Q153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49]+[.T153])/([.T150]+[.T151]+[.T152]+[.T153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Fine Accuracy</text:p>
          </table:table-cell>
          <table:table-cell table:formula="of:=[.Q149]/[.Q150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ine Accuracy</text:p>
          </table:table-cell>
          <table:table-cell table:formula="of:=[.T149]/[.T150]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Strict Native Sensitivity</text:p>
          </table:table-cell>
          <table:table-cell table:formula="of:=[.Q149]/([.Q150]+[.Q151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49]/([.T150]+[.T151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Accuracy</text:p>
          </table:table-cell>
          <table:table-cell table:formula="of:=([.Q150]+[.Q153])/([.Q150]+[.Q151]+[.Q152]+[.Q153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ccuracy</text:p>
          </table:table-cell>
          <table:table-cell table:formula="of:=([.T150]+[.T153])/([.T150]+[.T151]+[.T152]+[.T153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Native Precision</text:p>
          </table:table-cell>
          <table:table-cell table:formula="of:=[.Q150]/([.Q150]+[.Q152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50]/([.T150]+[.T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ative Sensitivity</text:p>
          </table:table-cell>
          <table:table-cell table:formula="of:=[.Q150]/([.Q150]+[.Q151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50]/([.T150]+[.T151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Native F-measure</text:p>
          </table:table-cell>
          <table:table-cell table:formula="of:=2*(([.Q158]*[.Q159])/([.Q158]+[.Q159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58]*[.T159])/([.T158]+[.T159])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Foreign Precision</text:p>
          </table:table-cell>
          <table:table-cell table:formula="of:=[.Q153]/([.Q153]+[.Q151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53]/([.T153]+[.T151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Foreign Sensitivity</text:p>
          </table:table-cell>
          <table:table-cell table:formula="of:=[.Q153]/([.Q153]+[.Q152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53]/([.T153]+[.T152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Foreign F-measure</text:p>
          </table:table-cell>
          <table:table-cell table:formula="of:=2*(([.Q161]*[.Q162])/([.Q161]+[.Q162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61]*[.T162])/([.T161]+[.T162]))" office:value-type="string" office:string-value="" calcext:value-type="error">
            <text:p>#DIV/0!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rbf’ C=8 gamma=0.2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ce12" office:value-type="string" calcext:value-type="string">
            <text:p>Correctly Classified</text:p>
          </table:table-cell>
          <table:table-cell table:formula="of:=[.D173]+[.E174]+[.F175]+[.G176]+[.H177]+[.I178]+[.J179]+[.K180]+[.L181]+[.M182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83]+[.E184]+[.F185]+[.G186]+[.H187]+[.I188]+[.J189]+[.K190]+[.L191]+[.M192]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12" office:value-type="string" calcext:value-type="string">
            <text:p>True Positives</text:p>
          </table:table-cell>
          <table:table-cell table:formula="of:=SUM([.D173:.M182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83:.M192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table:style-name="ce12" office:value-type="string" calcext:value-type="string">
            <text:p>False Negatives</text:p>
          </table:table-cell>
          <table:table-cell table:formula="of:=SUM([.N173:.N182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83:.N192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table:style-name="ce12" office:value-type="string" calcext:value-type="string">
            <text:p>False Positives</text:p>
          </table:table-cell>
          <table:table-cell table:formula="of:=SUM([.D193:.M193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93:.M193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table:style-name="ce12" office:value-type="string" calcext:value-type="string">
            <text:p>True Negatives</text:p>
          </table:table-cell>
          <table:table-cell table:formula="of:=[.N193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93]" office:value-type="float" office:value="0" calcext:value-type="float">
            <text:p>0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trict Accuracy</text:p>
          </table:table-cell>
          <table:table-cell table:formula="of:=([.Q173]+[.Q177])/([.Q174]+[.Q175]+[.Q176]+[.Q177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73]+[.T177])/([.T174]+[.T175]+[.T176]+[.T177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Fine Accuracy</text:p>
          </table:table-cell>
          <table:table-cell table:formula="of:=[.Q173]/[.Q174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ine Accuracy</text:p>
          </table:table-cell>
          <table:table-cell table:formula="of:=[.T173]/[.T174]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Strict Native Sensitivity</text:p>
          </table:table-cell>
          <table:table-cell table:formula="of:=[.Q173]/([.Q174]+[.Q175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73]/([.T174]+[.T175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Accuracy</text:p>
          </table:table-cell>
          <table:table-cell table:formula="of:=([.Q174]+[.Q177])/([.Q174]+[.Q175]+[.Q176]+[.Q177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ccuracy</text:p>
          </table:table-cell>
          <table:table-cell table:formula="of:=([.T174]+[.T177])/([.T174]+[.T175]+[.T176]+[.T177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Native Precision</text:p>
          </table:table-cell>
          <table:table-cell table:formula="of:=[.Q174]/([.Q174]+[.Q17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74]/([.T174]+[.T17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ative Sensitivity</text:p>
          </table:table-cell>
          <table:table-cell table:formula="of:=[.Q174]/([.Q174]+[.Q175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74]/([.T174]+[.T175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Native F-measure</text:p>
          </table:table-cell>
          <table:table-cell table:formula="of:=2*(([.Q182]*[.Q183])/([.Q182]+[.Q183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82]*[.T183])/([.T182]+[.T183])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Foreign Precision</text:p>
          </table:table-cell>
          <table:table-cell table:formula="of:=[.Q177]/([.Q177]+[.Q175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77]/([.T177]+[.T175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Foreign Sensitivity</text:p>
          </table:table-cell>
          <table:table-cell table:formula="of:=[.Q177]/([.Q177]+[.Q17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77]/([.T177]+[.T176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Foreign F-measure</text:p>
          </table:table-cell>
          <table:table-cell table:formula="of:=2*(([.Q185]*[.Q186])/([.Q185]+[.Q186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85]*[.T186])/([.T185]+[.T186]))" office:value-type="string" office:string-value="" calcext:value-type="error">
            <text:p>#DIV/0!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rbf’ C=8 gamma=0.12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ce12" office:value-type="string" calcext:value-type="string">
            <text:p>Correctly Classified</text:p>
          </table:table-cell>
          <table:table-cell table:formula="of:=[.D197]+[.E198]+[.F199]+[.G200]+[.H201]+[.I202]+[.J203]+[.K204]+[.L205]+[.M206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07]+[.E208]+[.F209]+[.G210]+[.H211]+[.I212]+[.J213]+[.K214]+[.L215]+[.M216]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12" office:value-type="string" calcext:value-type="string">
            <text:p>True Positives</text:p>
          </table:table-cell>
          <table:table-cell table:formula="of:=SUM([.D197:.M206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07:.M216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table:style-name="ce12" office:value-type="string" calcext:value-type="string">
            <text:p>False Negatives</text:p>
          </table:table-cell>
          <table:table-cell table:formula="of:=SUM([.N197:.N206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07:.N216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table:style-name="ce12" office:value-type="string" calcext:value-type="string">
            <text:p>False Positives</text:p>
          </table:table-cell>
          <table:table-cell table:formula="of:=SUM([.D217:.M217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17:.M217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table:style-name="ce12" office:value-type="string" calcext:value-type="string">
            <text:p>True Negatives</text:p>
          </table:table-cell>
          <table:table-cell table:formula="of:=[.N217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17]" office:value-type="float" office:value="0" calcext:value-type="float">
            <text:p>0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trict Accuracy</text:p>
          </table:table-cell>
          <table:table-cell table:formula="of:=([.Q197]+[.Q201])/([.Q198]+[.Q199]+[.Q200]+[.Q201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97]+[.T201])/([.T198]+[.T199]+[.T200]+[.T201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Fine Accuracy</text:p>
          </table:table-cell>
          <table:table-cell table:formula="of:=[.Q197]/[.Q19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ine Accuracy</text:p>
          </table:table-cell>
          <table:table-cell table:formula="of:=[.T197]/[.T198]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Strict Native Sensitivity</text:p>
          </table:table-cell>
          <table:table-cell table:formula="of:=[.Q197]/([.Q198]+[.Q199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97]/([.T198]+[.T199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Accuracy</text:p>
          </table:table-cell>
          <table:table-cell table:formula="of:=([.Q198]+[.Q201])/([.Q198]+[.Q199]+[.Q200]+[.Q201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ccuracy</text:p>
          </table:table-cell>
          <table:table-cell table:formula="of:=([.T198]+[.T201])/([.T198]+[.T199]+[.T200]+[.T201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Native Precision</text:p>
          </table:table-cell>
          <table:table-cell table:formula="of:=[.Q198]/([.Q198]+[.Q200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98]/([.T198]+[.T20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ative Sensitivity</text:p>
          </table:table-cell>
          <table:table-cell table:formula="of:=[.Q198]/([.Q198]+[.Q199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98]/([.T198]+[.T199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Native F-measure</text:p>
          </table:table-cell>
          <table:table-cell table:formula="of:=2*(([.Q206]*[.Q207])/([.Q206]+[.Q207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206]*[.T207])/([.T206]+[.T207])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Foreign Precision</text:p>
          </table:table-cell>
          <table:table-cell table:formula="of:=[.Q201]/([.Q201]+[.Q199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201]/([.T201]+[.T199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Foreign Sensitivity</text:p>
          </table:table-cell>
          <table:table-cell table:formula="of:=[.Q201]/([.Q201]+[.Q200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201]/([.T201]+[.T200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Foreign F-measure</text:p>
          </table:table-cell>
          <table:table-cell table:formula="of:=2*(([.Q209]*[.Q210])/([.Q209]+[.Q210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209]*[.T210])/([.T209]+[.T210]))" office:value-type="string" office:string-value="" calcext:value-type="error">
            <text:p>#DIV/0!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rbf’ C=16 gamma=0.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ce12" office:value-type="string" calcext:value-type="string">
            <text:p>Correctly Classified</text:p>
          </table:table-cell>
          <table:table-cell table:formula="of:=[.D221]+[.E222]+[.F223]+[.G224]+[.H225]+[.I226]+[.J227]+[.K228]+[.L229]+[.M230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31]+[.E232]+[.F233]+[.G234]+[.H235]+[.I236]+[.J237]+[.K238]+[.L239]+[.M240]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12" office:value-type="string" calcext:value-type="string">
            <text:p>True Positives</text:p>
          </table:table-cell>
          <table:table-cell table:formula="of:=SUM([.D221:.M230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31:.M240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table:style-name="ce12" office:value-type="string" calcext:value-type="string">
            <text:p>False Negatives</text:p>
          </table:table-cell>
          <table:table-cell table:formula="of:=SUM([.N221:.N230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31:.N240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table:style-name="ce12" office:value-type="string" calcext:value-type="string">
            <text:p>False Positives</text:p>
          </table:table-cell>
          <table:table-cell table:formula="of:=SUM([.D241:.M241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41:.M241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table:style-name="ce12" office:value-type="string" calcext:value-type="string">
            <text:p>True Negatives</text:p>
          </table:table-cell>
          <table:table-cell table:formula="of:=[.N241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41]" office:value-type="float" office:value="0" calcext:value-type="float">
            <text:p>0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trict Accuracy</text:p>
          </table:table-cell>
          <table:table-cell table:formula="of:=([.Q221]+[.Q225])/([.Q222]+[.Q223]+[.Q224]+[.Q225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21]+[.T225])/([.T222]+[.T223]+[.T224]+[.T225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Fine Accuracy</text:p>
          </table:table-cell>
          <table:table-cell table:formula="of:=[.Q221]/[.Q22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ine Accuracy</text:p>
          </table:table-cell>
          <table:table-cell table:formula="of:=[.T221]/[.T222]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Strict Native Sensitivity</text:p>
          </table:table-cell>
          <table:table-cell table:formula="of:=[.Q221]/([.Q222]+[.Q223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21]/([.T222]+[.T223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Accuracy</text:p>
          </table:table-cell>
          <table:table-cell table:formula="of:=([.Q222]+[.Q225])/([.Q222]+[.Q223]+[.Q224]+[.Q225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ccuracy</text:p>
          </table:table-cell>
          <table:table-cell table:formula="of:=([.T222]+[.T225])/([.T222]+[.T223]+[.T224]+[.T225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Native Precision</text:p>
          </table:table-cell>
          <table:table-cell table:formula="of:=[.Q222]/([.Q222]+[.Q224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222]/([.T222]+[.T2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ative Sensitivity</text:p>
          </table:table-cell>
          <table:table-cell table:formula="of:=[.Q222]/([.Q222]+[.Q223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222]/([.T222]+[.T223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Native F-measure</text:p>
          </table:table-cell>
          <table:table-cell table:formula="of:=2*(([.Q230]*[.Q231])/([.Q230]+[.Q231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230]*[.T231])/([.T230]+[.T231])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Foreign Precision</text:p>
          </table:table-cell>
          <table:table-cell table:formula="of:=[.Q225]/([.Q225]+[.Q223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225]/([.T225]+[.T223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Foreign Sensitivity</text:p>
          </table:table-cell>
          <table:table-cell table:formula="of:=[.Q225]/([.Q225]+[.Q224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225]/([.T225]+[.T224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Foreign F-measure</text:p>
          </table:table-cell>
          <table:table-cell table:formula="of:=2*(([.Q233]*[.Q234])/([.Q233]+[.Q234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233]*[.T234])/([.T233]+[.T234]))" office:value-type="string" office:string-value="" calcext:value-type="error">
            <text:p>#DIV/0!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rbf’ C=16 gamma=0.2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ce12" office:value-type="string" calcext:value-type="string">
            <text:p>Correctly Classified</text:p>
          </table:table-cell>
          <table:table-cell table:formula="of:=[.D245]+[.E246]+[.F247]+[.G248]+[.H249]+[.I250]+[.J251]+[.K252]+[.L253]+[.M254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55]+[.E256]+[.F257]+[.G258]+[.H259]+[.I260]+[.J261]+[.K262]+[.L263]+[.M264]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12" office:value-type="string" calcext:value-type="string">
            <text:p>True Positives</text:p>
          </table:table-cell>
          <table:table-cell table:formula="of:=SUM([.D245:.M254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55:.M264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table:style-name="ce12" office:value-type="string" calcext:value-type="string">
            <text:p>False Negatives</text:p>
          </table:table-cell>
          <table:table-cell table:formula="of:=SUM([.N245:.N254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55:.N264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table:style-name="ce12" office:value-type="string" calcext:value-type="string">
            <text:p>False Positives</text:p>
          </table:table-cell>
          <table:table-cell table:formula="of:=SUM([.D265:.M265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65:.M265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table:style-name="ce12" office:value-type="string" calcext:value-type="string">
            <text:p>True Negatives</text:p>
          </table:table-cell>
          <table:table-cell table:formula="of:=[.N265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65]" office:value-type="float" office:value="0" calcext:value-type="float">
            <text:p>0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trict Accuracy</text:p>
          </table:table-cell>
          <table:table-cell table:formula="of:=([.Q245]+[.Q249])/([.Q246]+[.Q247]+[.Q248]+[.Q249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45]+[.T249])/([.T246]+[.T247]+[.T248]+[.T249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Fine Accuracy</text:p>
          </table:table-cell>
          <table:table-cell table:formula="of:=[.Q245]/[.Q2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ine Accuracy</text:p>
          </table:table-cell>
          <table:table-cell table:formula="of:=[.T245]/[.T246]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Strict Native Sensitivity</text:p>
          </table:table-cell>
          <table:table-cell table:formula="of:=[.Q245]/([.Q246]+[.Q247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45]/([.T246]+[.T247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Accuracy</text:p>
          </table:table-cell>
          <table:table-cell table:formula="of:=([.Q246]+[.Q249])/([.Q246]+[.Q247]+[.Q248]+[.Q249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ccuracy</text:p>
          </table:table-cell>
          <table:table-cell table:formula="of:=([.T246]+[.T249])/([.T246]+[.T247]+[.T248]+[.T249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Native Precision</text:p>
          </table:table-cell>
          <table:table-cell table:formula="of:=[.Q246]/([.Q246]+[.Q248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246]/([.T246]+[.T2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ative Sensitivity</text:p>
          </table:table-cell>
          <table:table-cell table:formula="of:=[.Q246]/([.Q246]+[.Q247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246]/([.T246]+[.T247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Native F-measure</text:p>
          </table:table-cell>
          <table:table-cell table:formula="of:=2*(([.Q254]*[.Q255])/([.Q254]+[.Q255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254]*[.T255])/([.T254]+[.T255])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Foreign Precision</text:p>
          </table:table-cell>
          <table:table-cell table:formula="of:=[.Q249]/([.Q249]+[.Q247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249]/([.T249]+[.T247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Foreign Sensitivity</text:p>
          </table:table-cell>
          <table:table-cell table:formula="of:=[.Q249]/([.Q249]+[.Q248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249]/([.T249]+[.T248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Foreign F-measure</text:p>
          </table:table-cell>
          <table:table-cell table:formula="of:=2*(([.Q257]*[.Q258])/([.Q257]+[.Q258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257]*[.T258])/([.T257]+[.T258]))" office:value-type="string" office:string-value="" calcext:value-type="error">
            <text:p>#DIV/0!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rbf’ C=16 gamma=0.12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ce12" office:value-type="string" calcext:value-type="string">
            <text:p>Correctly Classified</text:p>
          </table:table-cell>
          <table:table-cell table:formula="of:=[.D269]+[.E270]+[.F271]+[.G272]+[.H273]+[.I274]+[.J275]+[.K276]+[.L277]+[.M278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79]+[.E280]+[.F281]+[.G282]+[.H283]+[.I284]+[.J285]+[.K286]+[.L287]+[.M288]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12" office:value-type="string" calcext:value-type="string">
            <text:p>True Positives</text:p>
          </table:table-cell>
          <table:table-cell table:formula="of:=SUM([.D269:.M278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79:.M288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table:style-name="ce12" office:value-type="string" calcext:value-type="string">
            <text:p>False Negatives</text:p>
          </table:table-cell>
          <table:table-cell table:formula="of:=SUM([.N269:.N278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79:.N288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table:style-name="ce12" office:value-type="string" calcext:value-type="string">
            <text:p>False Positives</text:p>
          </table:table-cell>
          <table:table-cell table:formula="of:=SUM([.D289:.M289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89:.M289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table:style-name="ce12" office:value-type="string" calcext:value-type="string">
            <text:p>True Negatives</text:p>
          </table:table-cell>
          <table:table-cell table:formula="of:=[.N289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89]" office:value-type="float" office:value="0" calcext:value-type="float">
            <text:p>0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trict Accuracy</text:p>
          </table:table-cell>
          <table:table-cell table:formula="of:=([.Q269]+[.Q273])/([.Q270]+[.Q271]+[.Q272]+[.Q273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69]+[.T273])/([.T270]+[.T271]+[.T272]+[.T273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Fine Accuracy</text:p>
          </table:table-cell>
          <table:table-cell table:formula="of:=[.Q269]/[.Q270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ine Accuracy</text:p>
          </table:table-cell>
          <table:table-cell table:formula="of:=[.T269]/[.T270]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Strict Native Sensitivity</text:p>
          </table:table-cell>
          <table:table-cell table:formula="of:=[.Q269]/([.Q270]+[.Q271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69]/([.T270]+[.T271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Accuracy</text:p>
          </table:table-cell>
          <table:table-cell table:formula="of:=([.Q270]+[.Q273])/([.Q270]+[.Q271]+[.Q272]+[.Q273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ccuracy</text:p>
          </table:table-cell>
          <table:table-cell table:formula="of:=([.T270]+[.T273])/([.T270]+[.T271]+[.T272]+[.T273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Native Precision</text:p>
          </table:table-cell>
          <table:table-cell table:formula="of:=[.Q270]/([.Q270]+[.Q272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270]/([.T270]+[.T27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ative Sensitivity</text:p>
          </table:table-cell>
          <table:table-cell table:formula="of:=[.Q270]/([.Q270]+[.Q271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270]/([.T270]+[.T271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Native F-measure</text:p>
          </table:table-cell>
          <table:table-cell table:formula="of:=2*(([.Q278]*[.Q279])/([.Q278]+[.Q279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278]*[.T279])/([.T278]+[.T279])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Foreign Precision</text:p>
          </table:table-cell>
          <table:table-cell table:formula="of:=[.Q273]/([.Q273]+[.Q271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273]/([.T273]+[.T271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Foreign Sensitivity</text:p>
          </table:table-cell>
          <table:table-cell table:formula="of:=[.Q273]/([.Q273]+[.Q272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273]/([.T273]+[.T272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Foreign F-measure</text:p>
          </table:table-cell>
          <table:table-cell table:formula="of:=2*(([.Q281]*[.Q282])/([.Q281]+[.Q282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281]*[.T282])/([.T281]+[.T282]))" office:value-type="string" office:string-value="" calcext:value-type="error">
            <text:p>#DIV/0!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RF" table:style-name="ta1"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1" table:default-cell-style-name="ce9"/>
        <table:table-column table:style-name="co1" table:default-cell-style-name="Default"/>
        <table:table-column table:style-name="co4" table:default-cell-style-name="ce13"/>
        <table:table-column table:style-name="co1" table:number-columns-repeated="2" table:default-cell-style-name="Default"/>
        <table:table-column table:style-name="co5" table:default-cell-style-name="ce13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RF trees_count = 50 &amp; kNN n_neighbors = 10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5]+[.E6]+[.F7]+[.G8]+[.H9]+[.I10]+[.J11]+[.K12]+[.L13]+[.M14]" office:value-type="float" office:value="6489" calcext:value-type="float">
            <text:p>6489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5]+[.E16]+[.F17]+[.G18]+[.H19]+[.I20]+[.J21]+[.K22]+[.L23]+[.M24]" office:value-type="float" office:value="2736" calcext:value-type="float">
            <text:p>2736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5:.M14])" office:value-type="float" office:value="6923" calcext:value-type="float">
            <text:p>6923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5:.M24])" office:value-type="float" office:value="2936" calcext:value-type="float">
            <text:p>2936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5:.N14])" office:value-type="float" office:value="77" calcext:value-type="float">
            <text:p>77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5:.N24])" office:value-type="float" office:value="64" calcext:value-type="float">
            <text:p>64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5:.M25])" office:value-type="float" office:value="20543" calcext:value-type="float">
            <text:p>20543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5:.M25])" office:value-type="float" office:value="20543" calcext:value-type="float">
            <text:p>20543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5]" office:value-type="float" office:value="5840" calcext:value-type="float">
            <text:p>584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5]" office:value-type="float" office:value="5840" calcext:value-type="float">
            <text:p>5840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5]+[.Q9])/([.Q6]+[.Q7]+[.Q8]+[.Q9])" office:value-type="float" office:value="0.369319713626696" calcext:value-type="float">
            <text:p>0.369319713626696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5]+[.T9])/([.T6]+[.T7]+[.T8]+[.T9])" office:value-type="float" office:value="0.291869448320457" calcext:value-type="float">
            <text:p>0.291869448320457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ine Accuracy</text:p>
          </table:table-cell>
          <table:table-cell table:formula="of:=[.Q5]/[.Q6]" office:value-type="float" office:value="0.937310414560162" calcext:value-type="float">
            <text:p>0.937310414560162</text:p>
          </table:table-cell>
          <table:table-cell/>
          <table:table-cell office:value-type="string" calcext:value-type="string">
            <text:p>Fine Accuracy</text:p>
          </table:table-cell>
          <table:table-cell table:formula="of:=[.T5]/[.T6]" office:value-type="float" office:value="0.931880108991826" calcext:value-type="float">
            <text:p>0.931880108991826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5]/([.Q6]+[.Q7])" office:value-type="float" office:value="0.927" calcext:value-type="float">
            <text:p>0.927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5]/([.T6]+[.T7])" office:value-type="float" office:value="0.912" calcext:value-type="float">
            <text:p>0.912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84" calcext:value-type="float">
            <text:p>58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ccuracy</text:p>
          </table:table-cell>
          <table:table-cell table:formula="of:=([.Q6]+[.Q9])/([.Q6]+[.Q7]+[.Q8]+[.Q9])" office:value-type="float" office:value="0.382320342689393" calcext:value-type="float">
            <text:p>0.382320342689393</text:p>
          </table:table-cell>
          <table:table-cell/>
          <table:table-cell office:value-type="string" calcext:value-type="string">
            <text:p>Accuracy</text:p>
          </table:table-cell>
          <table:table-cell table:formula="of:=([.T6]+[.T9])/([.T6]+[.T7]+[.T8]+[.T9])" office:value-type="float" office:value="0.298676105230916" calcext:value-type="float">
            <text:p>0.298676105230916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578" calcext:value-type="float">
            <text:p>57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6]/([.Q6]+[.Q8])" office:value-type="float" office:value="0.25205708876429" calcext:value-type="float">
            <text:p>0.25205708876429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6]/([.T6]+[.T8])" office:value-type="float" office:value="0.125047915158226" calcext:value-type="float">
            <text:p>0.125047915158226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6]/([.Q6]+[.Q7])" office:value-type="float" office:value="0.989" calcext:value-type="float">
            <text:p>0.989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6]/([.T6]+[.T7])" office:value-type="float" office:value="0.978666666666667" calcext:value-type="float">
            <text:p>0.978666666666667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4]*[.Q15])/([.Q14]+[.Q15]))" office:value-type="float" office:value="0.40172924041084" calcext:value-type="float">
            <text:p>0.40172924041084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4]*[.T15])/([.T14]+[.T15]))" office:value-type="float" office:value="0.221760640507572" calcext:value-type="float">
            <text:p>0.221760640507572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9]/([.Q9]+[.Q7])" office:value-type="float" office:value="0.986986648639513" calcext:value-type="float">
            <text:p>0.986986648639513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9]/([.T9]+[.T7])" office:value-type="float" office:value="0.989159891598916" calcext:value-type="float">
            <text:p>0.989159891598916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83" calcext:value-type="float">
            <text:p>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9]/([.Q9]+[.Q8])" office:value-type="float" office:value="0.221354660197855" calcext:value-type="float">
            <text:p>0.221354660197855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9]/([.T9]+[.T8])" office:value-type="float" office:value="0.221354660197855" calcext:value-type="float">
            <text:p>0.221354660197855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7]*[.Q18])/([.Q17]+[.Q18]))" office:value-type="float" office:value="0.361609907120743" calcext:value-type="float">
            <text:p>0.361609907120743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7]*[.T18])/([.T17]+[.T18]))" office:value-type="float" office:value="0.361755505311735" calcext:value-type="float">
            <text:p>0.361755505311735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400" calcext:value-type="float">
            <text:p>1400</text:p>
          </table:table-cell>
          <table:table-cell office:value-type="float" office:value="3841" calcext:value-type="float">
            <text:p>3841</text:p>
          </table:table-cell>
          <table:table-cell office:value-type="float" office:value="553" calcext:value-type="float">
            <text:p>553</text:p>
          </table:table-cell>
          <table:table-cell office:value-type="float" office:value="5197" calcext:value-type="float">
            <text:p>5197</text:p>
          </table:table-cell>
          <table:table-cell office:value-type="float" office:value="4447" calcext:value-type="float">
            <text:p>4447</text:p>
          </table:table-cell>
          <table:table-cell office:value-type="float" office:value="3211" calcext:value-type="float">
            <text:p>3211</text:p>
          </table:table-cell>
          <table:table-cell office:value-type="float" office:value="238" calcext:value-type="float">
            <text:p>238</text:p>
          </table:table-cell>
          <table:table-cell office:value-type="float" office:value="539" calcext:value-type="float">
            <text:p>539</text:p>
          </table:table-cell>
          <table:table-cell office:value-type="float" office:value="277" calcext:value-type="float">
            <text:p>277</text:p>
          </table:table-cell>
          <table:table-cell office:value-type="float" office:value="5840" calcext:value-type="float">
            <text:p>584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RF trees_count = 50 &amp; SVM kernel=poly C=16 gamma=0.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9]+[.E30]+[.F31]+[.G32]+[.H33]+[.I34]+[.J35]+[.K36]+[.L37]+[.M38]" office:value-type="float" office:value="6728" calcext:value-type="float">
            <text:p>6728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39]+[.E40]+[.F41]+[.G42]+[.H43]+[.I44]+[.J45]+[.K46]+[.L47]+[.M48]" office:value-type="float" office:value="2786" calcext:value-type="float">
            <text:p>2786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85" calcext:value-type="float">
            <text:p>78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9:.M38])" office:value-type="float" office:value="6997" calcext:value-type="float">
            <text:p>6997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39:.M48])" office:value-type="float" office:value="2924" calcext:value-type="float">
            <text:p>2924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9:.N38])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39:.N48])" office:value-type="float" office:value="76" calcext:value-type="float">
            <text:p>76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85" calcext:value-type="float">
            <text:p>68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49:.M49])" office:value-type="float" office:value="20243" calcext:value-type="float">
            <text:p>20243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49:.M49])" office:value-type="float" office:value="20243" calcext:value-type="float">
            <text:p>20243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49]" office:value-type="float" office:value="6140" calcext:value-type="float">
            <text:p>614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49]" office:value-type="float" office:value="6140" calcext:value-type="float">
            <text:p>6140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14" calcext:value-type="float">
            <text:p>61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29]+[.Q33])/([.Q30]+[.Q31]+[.Q32]+[.Q33])" office:value-type="float" office:value="0.385465656172303" calcext:value-type="float">
            <text:p>0.385465656172303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9]+[.T33])/([.T30]+[.T31]+[.T32]+[.T33])" office:value-type="float" office:value="0.30378109791376" calcext:value-type="float">
            <text:p>0.30378109791376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32" calcext:value-type="float">
            <text:p>63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29]/[.Q30]" office:value-type="float" office:value="0.961554952122338" calcext:value-type="float">
            <text:p>0.961554952122338</text:p>
          </table:table-cell>
          <table:table-cell/>
          <table:table-cell office:value-type="string" calcext:value-type="string">
            <text:p>Fine Accuracy</text:p>
          </table:table-cell>
          <table:table-cell table:formula="of:=[.T29]/[.T30]" office:value-type="float" office:value="0.952804377564979" calcext:value-type="float">
            <text:p>0.952804377564979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29]/([.Q30]+[.Q31])" office:value-type="float" office:value="0.961142857142857" calcext:value-type="float">
            <text:p>0.961142857142857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9]/([.T30]+[.T31])" office:value-type="float" office:value="0.928666666666667" calcext:value-type="float">
            <text:p>0.928666666666667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30]+[.Q33])/([.Q30]+[.Q31]+[.Q32]+[.Q33])" office:value-type="float" office:value="0.393523649761855" calcext:value-type="float">
            <text:p>0.393523649761855</text:p>
          </table:table-cell>
          <table:table-cell/>
          <table:table-cell office:value-type="string" calcext:value-type="string">
            <text:p>Accuracy</text:p>
          </table:table-cell>
          <table:table-cell table:formula="of:=([.T30]+[.T33])/([.T30]+[.T31]+[.T32]+[.T33])" office:value-type="float" office:value="0.308477691181976" calcext:value-type="float">
            <text:p>0.308477691181976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630" calcext:value-type="float">
            <text:p>63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30]/([.Q30]+[.Q32])" office:value-type="float" office:value="0.256864904552129" calcext:value-type="float">
            <text:p>0.256864904552129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30]/([.T30]+[.T32])" office:value-type="float" office:value="0.12621401130919" calcext:value-type="float">
            <text:p>0.12621401130919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30]/([.Q30]+[.Q31])" office:value-type="float" office:value="0.999571428571429" calcext:value-type="float">
            <text:p>0.999571428571429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30]/([.T30]+[.T31])" office:value-type="float" office:value="0.974666666666667" calcext:value-type="float">
            <text:p>0.974666666666667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38]*[.Q39])/([.Q38]+[.Q39]))" office:value-type="float" office:value="0.408703271028037" calcext:value-type="float">
            <text:p>0.408703271028037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38]*[.T39])/([.T38]+[.T39]))" office:value-type="float" office:value="0.223487598884091" calcext:value-type="float">
            <text:p>0.223487598884091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33]/([.Q33]+[.Q31])" office:value-type="float" office:value="0.999511639264203" calcext:value-type="float">
            <text:p>0.999511639264203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33]/([.T33]+[.T31])" office:value-type="float" office:value="0.987773487773488" calcext:value-type="float">
            <text:p>0.987773487773488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33]/([.Q33]+[.Q32])" office:value-type="float" office:value="0.232725618769662" calcext:value-type="float">
            <text:p>0.232725618769662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33]/([.T33]+[.T32])" office:value-type="float" office:value="0.232725618769662" calcext:value-type="float">
            <text:p>0.232725618769662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41]*[.Q42])/([.Q41]+[.Q42]))" office:value-type="float" office:value="0.377544118551313" calcext:value-type="float">
            <text:p>0.377544118551313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41]*[.T42])/([.T41]+[.T42]))" office:value-type="float" office:value="0.376698671738397" calcext:value-type="float">
            <text:p>0.376698671738397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3779" calcext:value-type="float">
            <text:p>3779</text:p>
          </table:table-cell>
          <table:table-cell office:value-type="float" office:value="2753" calcext:value-type="float">
            <text:p>2753</text:p>
          </table:table-cell>
          <table:table-cell office:value-type="float" office:value="409" calcext:value-type="float">
            <text:p>409</text:p>
          </table:table-cell>
          <table:table-cell office:value-type="float" office:value="4403" calcext:value-type="float">
            <text:p>4403</text:p>
          </table:table-cell>
          <table:table-cell office:value-type="float" office:value="2693" calcext:value-type="float">
            <text:p>2693</text:p>
          </table:table-cell>
          <table:table-cell office:value-type="float" office:value="4023" calcext:value-type="float">
            <text:p>4023</text:p>
          </table:table-cell>
          <table:table-cell office:value-type="float" office:value="311" calcext:value-type="float">
            <text:p>311</text:p>
          </table:table-cell>
          <table:table-cell office:value-type="float" office:value="667" calcext:value-type="float">
            <text:p>667</text:p>
          </table:table-cell>
          <table:table-cell office:value-type="float" office:value="364" calcext:value-type="float">
            <text:p>364</text:p>
          </table:table-cell>
          <table:table-cell office:value-type="float" office:value="6140" calcext:value-type="float">
            <text:p>614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RF trees_count = 50 &amp; SVM kernel=rbf C=16 gamma=0.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53]+[.E54]+[.F55]+[.G56]+[.H57]+[.I58]+[.J59]+[.K60]+[.L61]+[.M62]" office:value-type="float" office:value="6705" calcext:value-type="float">
            <text:p>6705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63]+[.E64]+[.F65]+[.G66]+[.H67]+[.I68]+[.J69]+[.K70]+[.L71]+[.M72]" office:value-type="float" office:value="2780" calcext:value-type="float">
            <text:p>2780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786" calcext:value-type="float">
            <text:p>786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53:.M62])" office:value-type="float" office:value="6989" calcext:value-type="float">
            <text:p>6989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63:.M72])" office:value-type="float" office:value="2940" calcext:value-type="float">
            <text:p>2940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53:.N62])" office:value-type="float" office:value="11" calcext:value-type="float">
            <text:p>11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63:.N72])" office:value-type="float" office:value="60" calcext:value-type="float">
            <text:p>60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86" calcext:value-type="float">
            <text:p>68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73:.M73])" office:value-type="float" office:value="19539" calcext:value-type="float">
            <text:p>19539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73:.M73])" office:value-type="float" office:value="19539" calcext:value-type="float">
            <text:p>19539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73]" office:value-type="float" office:value="6844" calcext:value-type="float">
            <text:p>6844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73]" office:value-type="float" office:value="6844" calcext:value-type="float">
            <text:p>6844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53]+[.Q57])/([.Q54]+[.Q55]+[.Q56]+[.Q57])" office:value-type="float" office:value="0.405865260761465" calcext:value-type="float">
            <text:p>0.405865260761465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53]+[.T57])/([.T54]+[.T55]+[.T56]+[.T57])" office:value-type="float" office:value="0.32753633053126" calcext:value-type="float">
            <text:p>0.32753633053126</text:p>
          </table:table-cell>
        </table:table-row>
        <table:table-row table:style-name="ro2">
          <table:table-cell/>
          <table:covered-table-cell/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53]/[.Q54]" office:value-type="float" office:value="0.959364715982258" calcext:value-type="float">
            <text:p>0.959364715982258</text:p>
          </table:table-cell>
          <table:table-cell/>
          <table:table-cell office:value-type="string" calcext:value-type="string">
            <text:p>Fine Accuracy</text:p>
          </table:table-cell>
          <table:table-cell table:formula="of:=[.T53]/[.T54]" office:value-type="float" office:value="0.945578231292517" calcext:value-type="float">
            <text:p>0.945578231292517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53]/([.Q54]+[.Q55])" office:value-type="float" office:value="0.957857142857143" calcext:value-type="float">
            <text:p>0.957857142857143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53]/([.T54]+[.T55])" office:value-type="float" office:value="0.926666666666667" calcext:value-type="float">
            <text:p>0.926666666666667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ccuracy</text:p>
          </table:table-cell>
          <table:table-cell table:formula="of:=([.Q54]+[.Q57])/([.Q54]+[.Q55]+[.Q56]+[.Q57])" office:value-type="float" office:value="0.414372584848576" calcext:value-type="float">
            <text:p>0.414372584848576</text:p>
          </table:table-cell>
          <table:table-cell/>
          <table:table-cell office:value-type="string" calcext:value-type="string">
            <text:p>Accuracy</text:p>
          </table:table-cell>
          <table:table-cell table:formula="of:=([.T54]+[.T57])/([.T54]+[.T55]+[.T56]+[.T57])" office:value-type="float" office:value="0.332981656059626" calcext:value-type="float">
            <text:p>0.332981656059626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615" calcext:value-type="float">
            <text:p>6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54]/([.Q54]+[.Q56])" office:value-type="float" office:value="0.263457478890229" calcext:value-type="float">
            <text:p>0.263457478890229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54]/([.T54]+[.T56])" office:value-type="float" office:value="0.130788736153744" calcext:value-type="float">
            <text:p>0.130788736153744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54]/([.Q54]+[.Q55])" office:value-type="float" office:value="0.998428571428571" calcext:value-type="float">
            <text:p>0.99842857142857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54]/([.T54]+[.T55])" office:value-type="float" office:value="0.98" calcext:value-type="float">
            <text:p>0.98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62]*[.Q63])/([.Q62]+[.Q63]))" office:value-type="float" office:value="0.416905273204486" calcext:value-type="float">
            <text:p>0.416905273204486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62]*[.T63])/([.T62]+[.T63]))" office:value-type="float" office:value="0.230778288001884" calcext:value-type="float">
            <text:p>0.230778288001884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57]/([.Q57]+[.Q55])" office:value-type="float" office:value="0.998395331874544" calcext:value-type="float">
            <text:p>0.99839533187454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57]/([.T57]+[.T55])" office:value-type="float" office:value="0.991309385863268" calcext:value-type="float">
            <text:p>0.991309385863268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57]/([.Q57]+[.Q56])" office:value-type="float" office:value="0.259409468218171" calcext:value-type="float">
            <text:p>0.259409468218171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57]/([.T57]+[.T56])" office:value-type="float" office:value="0.259409468218171" calcext:value-type="float">
            <text:p>0.259409468218171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65]*[.Q66])/([.Q65]+[.Q66]))" office:value-type="float" office:value="0.411817798904868" calcext:value-type="float">
            <text:p>0.411817798904868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65]*[.T66])/([.T65]+[.T66]))" office:value-type="float" office:value="0.411211584101902" calcext:value-type="float">
            <text:p>0.411211584101902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4867" calcext:value-type="float">
            <text:p>4867</text:p>
          </table:table-cell>
          <table:table-cell office:value-type="float" office:value="2578" calcext:value-type="float">
            <text:p>2578</text:p>
          </table:table-cell>
          <table:table-cell office:value-type="float" office:value="270" calcext:value-type="float">
            <text:p>270</text:p>
          </table:table-cell>
          <table:table-cell office:value-type="float" office:value="3797" calcext:value-type="float">
            <text:p>3797</text:p>
          </table:table-cell>
          <table:table-cell office:value-type="float" office:value="2208" calcext:value-type="float">
            <text:p>2208</text:p>
          </table:table-cell>
          <table:table-cell office:value-type="float" office:value="3797" calcext:value-type="float">
            <text:p>3797</text:p>
          </table:table-cell>
          <table:table-cell office:value-type="float" office:value="270" calcext:value-type="float">
            <text:p>270</text:p>
          </table:table-cell>
          <table:table-cell office:value-type="float" office:value="676" calcext:value-type="float">
            <text:p>676</text:p>
          </table:table-cell>
          <table:table-cell office:value-type="float" office:value="352" calcext:value-type="float">
            <text:p>352</text:p>
          </table:table-cell>
          <table:table-cell office:value-type="float" office:value="6844" calcext:value-type="float">
            <text:p>684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RF trees_count = 150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ce12" office:value-type="string" calcext:value-type="string">
            <text:p>Correctly Classified</text:p>
          </table:table-cell>
          <table:table-cell table:formula="of:=[.D77]+[.E78]+[.F79]+[.G80]+[.H81]+[.I82]+[.J83]+[.K84]+[.L85]+[.M86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87]+[.E88]+[.F89]+[.G90]+[.H91]+[.I92]+[.J93]+[.K94]+[.L95]+[.M96]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12" office:value-type="string" calcext:value-type="string">
            <text:p>True Positives</text:p>
          </table:table-cell>
          <table:table-cell table:formula="of:=SUM([.D77:.M86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87:.M96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table:style-name="ce12" office:value-type="string" calcext:value-type="string">
            <text:p>False Negatives</text:p>
          </table:table-cell>
          <table:table-cell table:formula="of:=SUM([.N77:.N86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87:.N96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table:style-name="ce12" office:value-type="string" calcext:value-type="string">
            <text:p>False Positives</text:p>
          </table:table-cell>
          <table:table-cell table:formula="of:=SUM([.D97:.M97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97:.M97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table:style-name="ce12" office:value-type="string" calcext:value-type="string">
            <text:p>True Negatives</text:p>
          </table:table-cell>
          <table:table-cell table:formula="of:=[.N97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97]" office:value-type="float" office:value="0" calcext:value-type="float">
            <text:p>0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trict Accuracy</text:p>
          </table:table-cell>
          <table:table-cell table:formula="of:=([.Q77]+[.Q81])/([.Q78]+[.Q79]+[.Q80]+[.Q81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77]+[.T81])/([.T78]+[.T79]+[.T80]+[.T81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Fine Accuracy</text:p>
          </table:table-cell>
          <table:table-cell table:formula="of:=[.Q77]/[.Q7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ine Accuracy</text:p>
          </table:table-cell>
          <table:table-cell table:formula="of:=[.T77]/[.T78]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Strict Native Sensitivity</text:p>
          </table:table-cell>
          <table:table-cell table:formula="of:=[.Q77]/([.Q78]+[.Q79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77]/([.T78]+[.T79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Accuracy</text:p>
          </table:table-cell>
          <table:table-cell table:formula="of:=([.Q78]+[.Q81])/([.Q78]+[.Q79]+[.Q80]+[.Q81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ccuracy</text:p>
          </table:table-cell>
          <table:table-cell table:formula="of:=([.T78]+[.T81])/([.T78]+[.T79]+[.T80]+[.T81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Native Precision</text:p>
          </table:table-cell>
          <table:table-cell table:formula="of:=[.Q78]/([.Q78]+[.Q80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78]/([.T78]+[.T8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ative Sensitivity</text:p>
          </table:table-cell>
          <table:table-cell table:formula="of:=[.Q78]/([.Q78]+[.Q79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78]/([.T78]+[.T79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Native F-measure</text:p>
          </table:table-cell>
          <table:table-cell table:formula="of:=2*(([.Q86]*[.Q87])/([.Q86]+[.Q87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86]*[.T87])/([.T86]+[.T87])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Foreign Precision</text:p>
          </table:table-cell>
          <table:table-cell table:formula="of:=[.Q81]/([.Q81]+[.Q79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81]/([.T81]+[.T79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Foreign Sensitivity</text:p>
          </table:table-cell>
          <table:table-cell table:formula="of:=[.Q81]/([.Q81]+[.Q80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81]/([.T81]+[.T80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Foreign F-measure</text:p>
          </table:table-cell>
          <table:table-cell table:formula="of:=2*(([.Q89]*[.Q90])/([.Q89]+[.Q90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89]*[.T90])/([.T89]+[.T90]))" office:value-type="string" office:string-value="" calcext:value-type="error">
            <text:p>#DIV/0!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KNN" table:style-name="ta1"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1" table:default-cell-style-name="ce9"/>
        <table:table-column table:style-name="co1" table:default-cell-style-name="Default"/>
        <table:table-column table:style-name="co6" table:default-cell-style-name="ce13"/>
        <table:table-column table:style-name="co1" table:number-columns-repeated="2" table:default-cell-style-name="Default"/>
        <table:table-column table:style-name="co7" table:default-cell-style-name="ce13"/>
        <table:table-column table:style-name="co1" table:number-columns-repeated="6" table:default-cell-style-name="Default"/>
        <table:table-row table:style-name="ro1" table:number-rows-repeated="2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10 &amp; RF trees_count = 30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5]+[.E6]+[.F7]+[.G8]+[.H9]+[.I10]+[.J11]+[.K12]+[.L13]+[.M14]" office:value-type="float" office:value="6514" calcext:value-type="float">
            <text:p>6514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5]+[.E16]+[.F17]+[.G18]+[.H19]+[.I20]+[.J21]+[.K22]+[.L23]+[.M24]" office:value-type="float" office:value="2740" calcext:value-type="float">
            <text:p>274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5:.M14])" office:value-type="float" office:value="6924" calcext:value-type="float">
            <text:p>6924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5:.M24])" office:value-type="float" office:value="2932" calcext:value-type="float">
            <text:p>2932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5:.N14])" office:value-type="float" office:value="76" calcext:value-type="float">
            <text:p>76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5:.N24])"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5:.M25])" office:value-type="float" office:value="20098" calcext:value-type="float">
            <text:p>20098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5:.M25])" office:value-type="float" office:value="20098" calcext:value-type="float">
            <text:p>20098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5]" office:value-type="float" office:value="6285" calcext:value-type="float">
            <text:p>6285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5]" office:value-type="float" office:value="6285" calcext:value-type="float">
            <text:p>628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75" calcext:value-type="float">
            <text:p>5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5]+[.Q9])/([.Q6]+[.Q7]+[.Q8]+[.Q9])" office:value-type="float" office:value="0.383398735883533" calcext:value-type="float">
            <text:p>0.383398735883533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5]+[.T9])/([.T6]+[.T7]+[.T8]+[.T9])" office:value-type="float" office:value="0.307150393084437" calcext:value-type="float">
            <text:p>0.30715039308443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ine Accuracy</text:p>
          </table:table-cell>
          <table:table-cell table:formula="of:=[.Q5]/[.Q6]" office:value-type="float" office:value="0.940785673021375" calcext:value-type="float">
            <text:p>0.940785673021375</text:p>
          </table:table-cell>
          <table:table-cell/>
          <table:table-cell office:value-type="string" calcext:value-type="string">
            <text:p>Fine Accuracy</text:p>
          </table:table-cell>
          <table:table-cell table:formula="of:=[.T5]/[.T6]" office:value-type="float" office:value="0.934515688949523" calcext:value-type="float">
            <text:p>0.93451568894952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5]/([.Q6]+[.Q7])" office:value-type="float" office:value="0.930571428571429" calcext:value-type="float">
            <text:p>0.930571428571429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5]/([.T6]+[.T7])" office:value-type="float" office:value="0.913333333333333" calcext:value-type="float">
            <text:p>0.91333333333333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82" calcext:value-type="float">
            <text:p>58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ccuracy</text:p>
          </table:table-cell>
          <table:table-cell table:formula="of:=([.Q6]+[.Q9])/([.Q6]+[.Q7]+[.Q8]+[.Q9])" office:value-type="float" office:value="0.395680436150136" calcext:value-type="float">
            <text:p>0.395680436150136</text:p>
          </table:table-cell>
          <table:table-cell/>
          <table:table-cell office:value-type="string" calcext:value-type="string">
            <text:p>Accuracy</text:p>
          </table:table-cell>
          <table:table-cell table:formula="of:=([.T6]+[.T9])/([.T6]+[.T7]+[.T8]+[.T9])" office:value-type="float" office:value="0.313684783718477" calcext:value-type="float">
            <text:p>0.31368478371847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580" calcext:value-type="float">
            <text:p>5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6]/([.Q6]+[.Q8])" office:value-type="float" office:value="0.256235659832729" calcext:value-type="float">
            <text:p>0.256235659832729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6]/([.T6]+[.T8])" office:value-type="float" office:value="0.127312201476335" calcext:value-type="float">
            <text:p>0.127312201476335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6]/([.Q6]+[.Q7])" office:value-type="float" office:value="0.989142857142857" calcext:value-type="float">
            <text:p>0.989142857142857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6]/([.T6]+[.T7])" office:value-type="float" office:value="0.977333333333333" calcext:value-type="float">
            <text:p>0.97733333333333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4]*[.Q15])/([.Q14]+[.Q15]))" office:value-type="float" office:value="0.40703074481218" calcext:value-type="float">
            <text:p>0.40703074481218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4]*[.T15])/([.T14]+[.T15]))" office:value-type="float" office:value="0.225278524779101" calcext:value-type="float">
            <text:p>0.22527852477910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9]/([.Q9]+[.Q7])" office:value-type="float" office:value="0.988052193051407" calcext:value-type="float">
            <text:p>0.988052193051407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9]/([.T9]+[.T7])" office:value-type="float" office:value="0.989296395403746" calcext:value-type="float">
            <text:p>0.989296395403746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9]/([.Q9]+[.Q8])" office:value-type="float" office:value="0.238221582079369" calcext:value-type="float">
            <text:p>0.238221582079369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9]/([.T9]+[.T8])" office:value-type="float" office:value="0.238221582079369" calcext:value-type="float">
            <text:p>0.238221582079369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7]*[.Q18])/([.Q17]+[.Q18]))" office:value-type="float" office:value="0.383887124358661" calcext:value-type="float">
            <text:p>0.38388712435866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7]*[.T18])/([.T17]+[.T18]))" office:value-type="float" office:value="0.383980938416422" calcext:value-type="float">
            <text:p>0.383980938416422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1456" calcext:value-type="float">
            <text:p>1456</text:p>
          </table:table-cell>
          <table:table-cell office:value-type="float" office:value="3254" calcext:value-type="float">
            <text:p>3254</text:p>
          </table:table-cell>
          <table:table-cell office:value-type="float" office:value="361" calcext:value-type="float">
            <text:p>361</text:p>
          </table:table-cell>
          <table:table-cell office:value-type="float" office:value="5312" calcext:value-type="float">
            <text:p>5312</text:p>
          </table:table-cell>
          <table:table-cell office:value-type="float" office:value="4390" calcext:value-type="float">
            <text:p>4390</text:p>
          </table:table-cell>
          <table:table-cell office:value-type="float" office:value="3223" calcext:value-type="float">
            <text:p>3223</text:p>
          </table:table-cell>
          <table:table-cell office:value-type="float" office:value="310" calcext:value-type="float">
            <text:p>310</text:p>
          </table:table-cell>
          <table:table-cell office:value-type="float" office:value="642" calcext:value-type="float">
            <text:p>642</text:p>
          </table:table-cell>
          <table:table-cell office:value-type="float" office:value="276" calcext:value-type="float">
            <text:p>276</text:p>
          </table:table-cell>
          <table:table-cell office:value-type="float" office:value="6285" calcext:value-type="float">
            <text:p>628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2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ce12" office:value-type="string" calcext:value-type="string">
            <text:p>Correctly Classified</text:p>
          </table:table-cell>
          <table:table-cell table:formula="of:=[.D29]+[.E30]+[.F31]+[.G32]+[.H33]+[.I34]+[.J35]+[.K36]+[.L37]+[.M38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39]+[.E40]+[.F41]+[.G42]+[.H43]+[.I44]+[.J45]+[.K46]+[.L47]+[.M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12" office:value-type="string" calcext:value-type="string">
            <text:p>True Positives</text:p>
          </table:table-cell>
          <table:table-cell table:formula="of:=SUM([.D29:.M38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39:.M48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table:style-name="ce12" office:value-type="string" calcext:value-type="string">
            <text:p>False Negatives</text:p>
          </table:table-cell>
          <table:table-cell table:formula="of:=SUM([.N29:.N38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39:.N48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table:style-name="ce12" office:value-type="string" calcext:value-type="string">
            <text:p>False Positives</text:p>
          </table:table-cell>
          <table:table-cell table:formula="of:=SUM([.D49:.M49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49:.M4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table:style-name="ce12" office:value-type="string" calcext:value-type="string">
            <text:p>True Negatives</text:p>
          </table:table-cell>
          <table:table-cell table:formula="of:=[.N49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4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trict Accuracy</text:p>
          </table:table-cell>
          <table:table-cell table:formula="of:=([.Q29]+[.Q33])/([.Q30]+[.Q31]+[.Q32]+[.Q33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9]+[.T33])/([.T30]+[.T31]+[.T32]+[.T33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Fine Accuracy</text:p>
          </table:table-cell>
          <table:table-cell table:formula="of:=[.Q29]/[.Q30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ine Accuracy</text:p>
          </table:table-cell>
          <table:table-cell table:formula="of:=[.T29]/[.T3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Strict Native Sensitivity</text:p>
          </table:table-cell>
          <table:table-cell table:formula="of:=[.Q29]/([.Q30]+[.Q31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9]/([.T30]+[.T31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Accuracy</text:p>
          </table:table-cell>
          <table:table-cell table:formula="of:=([.Q30]+[.Q33])/([.Q30]+[.Q31]+[.Q32]+[.Q33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ccuracy</text:p>
          </table:table-cell>
          <table:table-cell table:formula="of:=([.T30]+[.T33])/([.T30]+[.T31]+[.T32]+[.T33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Native Precision</text:p>
          </table:table-cell>
          <table:table-cell table:formula="of:=[.Q30]/([.Q30]+[.Q32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30]/([.T30]+[.T32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ative Sensitivity</text:p>
          </table:table-cell>
          <table:table-cell table:formula="of:=[.Q30]/([.Q30]+[.Q31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30]/([.T30]+[.T31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Native F-measure</text:p>
          </table:table-cell>
          <table:table-cell table:formula="of:=2*(([.Q38]*[.Q39])/([.Q38]+[.Q39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38]*[.T39])/([.T38]+[.T39])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Foreign Precision</text:p>
          </table:table-cell>
          <table:table-cell table:formula="of:=[.Q33]/([.Q33]+[.Q31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33]/([.T33]+[.T31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Foreign Sensitivity</text:p>
          </table:table-cell>
          <table:table-cell table:formula="of:=[.Q33]/([.Q33]+[.Q32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33]/([.T33]+[.T32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Foreign F-measure</text:p>
          </table:table-cell>
          <table:table-cell table:formula="of:=2*(([.Q41]*[.Q42])/([.Q41]+[.Q42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41]*[.T42])/([.T41]+[.T42])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3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ce12" office:value-type="string" calcext:value-type="string">
            <text:p>Correctly Classified</text:p>
          </table:table-cell>
          <table:table-cell table:formula="of:=[.D53]+[.E54]+[.F55]+[.G56]+[.H57]+[.I58]+[.J59]+[.K60]+[.L61]+[.M62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63]+[.E64]+[.F65]+[.G66]+[.H67]+[.I68]+[.J69]+[.K70]+[.L71]+[.M7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12" office:value-type="string" calcext:value-type="string">
            <text:p>True Positives</text:p>
          </table:table-cell>
          <table:table-cell table:formula="of:=SUM([.D53:.M62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63:.M7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table:style-name="ce12" office:value-type="string" calcext:value-type="string">
            <text:p>False Negatives</text:p>
          </table:table-cell>
          <table:table-cell table:formula="of:=SUM([.N53:.N62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63:.N7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table:style-name="ce12" office:value-type="string" calcext:value-type="string">
            <text:p>False Positives</text:p>
          </table:table-cell>
          <table:table-cell table:formula="of:=SUM([.D73:.M73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73:.M7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table:style-name="ce12" office:value-type="string" calcext:value-type="string">
            <text:p>True Negatives</text:p>
          </table:table-cell>
          <table:table-cell table:formula="of:=[.N73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7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trict Accuracy</text:p>
          </table:table-cell>
          <table:table-cell table:formula="of:=([.Q53]+[.Q57])/([.Q54]+[.Q55]+[.Q56]+[.Q57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53]+[.T57])/([.T54]+[.T55]+[.T56]+[.T5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Fine Accuracy</text:p>
          </table:table-cell>
          <table:table-cell table:formula="of:=[.Q53]/[.Q54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ine Accuracy</text:p>
          </table:table-cell>
          <table:table-cell table:formula="of:=[.T53]/[.T54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Strict Native Sensitivity</text:p>
          </table:table-cell>
          <table:table-cell table:formula="of:=[.Q53]/([.Q54]+[.Q55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53]/([.T54]+[.T55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Accuracy</text:p>
          </table:table-cell>
          <table:table-cell table:formula="of:=([.Q54]+[.Q57])/([.Q54]+[.Q55]+[.Q56]+[.Q57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ccuracy</text:p>
          </table:table-cell>
          <table:table-cell table:formula="of:=([.T54]+[.T57])/([.T54]+[.T55]+[.T56]+[.T5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Native Precision</text:p>
          </table:table-cell>
          <table:table-cell table:formula="of:=[.Q54]/([.Q54]+[.Q5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54]/([.T54]+[.T56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ative Sensitivity</text:p>
          </table:table-cell>
          <table:table-cell table:formula="of:=[.Q54]/([.Q54]+[.Q55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54]/([.T54]+[.T55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Native F-measure</text:p>
          </table:table-cell>
          <table:table-cell table:formula="of:=2*(([.Q62]*[.Q63])/([.Q62]+[.Q63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62]*[.T63])/([.T62]+[.T63])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Foreign Precision</text:p>
          </table:table-cell>
          <table:table-cell table:formula="of:=[.Q57]/([.Q57]+[.Q55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57]/([.T57]+[.T55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Foreign Sensitivity</text:p>
          </table:table-cell>
          <table:table-cell table:formula="of:=[.Q57]/([.Q57]+[.Q5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57]/([.T57]+[.T56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Foreign F-measure</text:p>
          </table:table-cell>
          <table:table-cell table:formula="of:=2*(([.Q65]*[.Q66])/([.Q65]+[.Q66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65]*[.T66])/([.T65]+[.T66])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4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ce12" office:value-type="string" calcext:value-type="string">
            <text:p>Correctly Classified</text:p>
          </table:table-cell>
          <table:table-cell table:formula="of:=[.D77]+[.E78]+[.F79]+[.G80]+[.H81]+[.I82]+[.J83]+[.K84]+[.L85]+[.M86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87]+[.E88]+[.F89]+[.G90]+[.H91]+[.I92]+[.J93]+[.K94]+[.L95]+[.M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12" office:value-type="string" calcext:value-type="string">
            <text:p>True Positives</text:p>
          </table:table-cell>
          <table:table-cell table:formula="of:=SUM([.D77:.M86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87:.M9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table:style-name="ce12" office:value-type="string" calcext:value-type="string">
            <text:p>False Negatives</text:p>
          </table:table-cell>
          <table:table-cell table:formula="of:=SUM([.N77:.N86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87:.N9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table:style-name="ce12" office:value-type="string" calcext:value-type="string">
            <text:p>False Positives</text:p>
          </table:table-cell>
          <table:table-cell table:formula="of:=SUM([.D97:.M97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97:.M9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table:style-name="ce12" office:value-type="string" calcext:value-type="string">
            <text:p>True Negatives</text:p>
          </table:table-cell>
          <table:table-cell table:formula="of:=[.N97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9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trict Accuracy</text:p>
          </table:table-cell>
          <table:table-cell table:formula="of:=([.Q77]+[.Q81])/([.Q78]+[.Q79]+[.Q80]+[.Q81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77]+[.T81])/([.T78]+[.T79]+[.T80]+[.T81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Fine Accuracy</text:p>
          </table:table-cell>
          <table:table-cell table:formula="of:=[.Q77]/[.Q7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ine Accuracy</text:p>
          </table:table-cell>
          <table:table-cell table:formula="of:=[.T77]/[.T78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Strict Native Sensitivity</text:p>
          </table:table-cell>
          <table:table-cell table:formula="of:=[.Q77]/([.Q78]+[.Q79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77]/([.T78]+[.T79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Accuracy</text:p>
          </table:table-cell>
          <table:table-cell table:formula="of:=([.Q78]+[.Q81])/([.Q78]+[.Q79]+[.Q80]+[.Q81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ccuracy</text:p>
          </table:table-cell>
          <table:table-cell table:formula="of:=([.T78]+[.T81])/([.T78]+[.T79]+[.T80]+[.T81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Native Precision</text:p>
          </table:table-cell>
          <table:table-cell table:formula="of:=[.Q78]/([.Q78]+[.Q80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78]/([.T78]+[.T80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ative Sensitivity</text:p>
          </table:table-cell>
          <table:table-cell table:formula="of:=[.Q78]/([.Q78]+[.Q79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78]/([.T78]+[.T79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Native F-measure</text:p>
          </table:table-cell>
          <table:table-cell table:formula="of:=2*(([.Q86]*[.Q87])/([.Q86]+[.Q87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86]*[.T87])/([.T86]+[.T87])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Foreign Precision</text:p>
          </table:table-cell>
          <table:table-cell table:formula="of:=[.Q81]/([.Q81]+[.Q79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81]/([.T81]+[.T79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Foreign Sensitivity</text:p>
          </table:table-cell>
          <table:table-cell table:formula="of:=[.Q81]/([.Q81]+[.Q80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81]/([.T81]+[.T80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Foreign F-measure</text:p>
          </table:table-cell>
          <table:table-cell table:formula="of:=2*(([.Q89]*[.Q90])/([.Q89]+[.Q90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89]*[.T90])/([.T89]+[.T90])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ce12" office:value-type="string" calcext:value-type="string">
            <text:p>Correctly Classified</text:p>
          </table:table-cell>
          <table:table-cell table:formula="of:=[.D101]+[.E102]+[.F103]+[.G104]+[.H105]+[.I106]+[.J107]+[.K108]+[.L109]+[.M110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11]+[.E112]+[.F113]+[.G114]+[.H115]+[.I116]+[.J117]+[.K118]+[.L119]+[.M1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12" office:value-type="string" calcext:value-type="string">
            <text:p>True Positives</text:p>
          </table:table-cell>
          <table:table-cell table:formula="of:=SUM([.D101:.M110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11:.M12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table:style-name="ce12" office:value-type="string" calcext:value-type="string">
            <text:p>False Negatives</text:p>
          </table:table-cell>
          <table:table-cell table:formula="of:=SUM([.N101:.N110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11:.N12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table:style-name="ce12" office:value-type="string" calcext:value-type="string">
            <text:p>False Positives</text:p>
          </table:table-cell>
          <table:table-cell table:formula="of:=SUM([.D121:.M121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21:.M12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table:style-name="ce12" office:value-type="string" calcext:value-type="string">
            <text:p>True Negatives</text:p>
          </table:table-cell>
          <table:table-cell table:formula="of:=[.N121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21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trict Accuracy</text:p>
          </table:table-cell>
          <table:table-cell table:formula="of:=([.Q101]+[.Q105])/([.Q102]+[.Q103]+[.Q104]+[.Q105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01]+[.T105])/([.T102]+[.T103]+[.T104]+[.T105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Fine Accuracy</text:p>
          </table:table-cell>
          <table:table-cell table:formula="of:=[.Q101]/[.Q10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ine Accuracy</text:p>
          </table:table-cell>
          <table:table-cell table:formula="of:=[.T101]/[.T102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Strict Native Sensitivity</text:p>
          </table:table-cell>
          <table:table-cell table:formula="of:=[.Q101]/([.Q102]+[.Q103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01]/([.T102]+[.T103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Accuracy</text:p>
          </table:table-cell>
          <table:table-cell table:formula="of:=([.Q102]+[.Q105])/([.Q102]+[.Q103]+[.Q104]+[.Q105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ccuracy</text:p>
          </table:table-cell>
          <table:table-cell table:formula="of:=([.T102]+[.T105])/([.T102]+[.T103]+[.T104]+[.T105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Native Precision</text:p>
          </table:table-cell>
          <table:table-cell table:formula="of:=[.Q102]/([.Q102]+[.Q104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02]/([.T102]+[.T104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ative Sensitivity</text:p>
          </table:table-cell>
          <table:table-cell table:formula="of:=[.Q102]/([.Q102]+[.Q103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02]/([.T102]+[.T103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Native F-measure</text:p>
          </table:table-cell>
          <table:table-cell table:formula="of:=2*(([.Q110]*[.Q111])/([.Q110]+[.Q111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10]*[.T111])/([.T110]+[.T111])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Foreign Precision</text:p>
          </table:table-cell>
          <table:table-cell table:formula="of:=[.Q105]/([.Q105]+[.Q103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05]/([.T105]+[.T103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Foreign Sensitivity</text:p>
          </table:table-cell>
          <table:table-cell table:formula="of:=[.Q105]/([.Q105]+[.Q104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05]/([.T105]+[.T104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Foreign F-measure</text:p>
          </table:table-cell>
          <table:table-cell table:formula="of:=2*(([.Q113]*[.Q114])/([.Q113]+[.Q114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13]*[.T114])/([.T113]+[.T114])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6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ce12" office:value-type="string" calcext:value-type="string">
            <text:p>Correctly Classified</text:p>
          </table:table-cell>
          <table:table-cell table:formula="of:=[.D125]+[.E126]+[.F127]+[.G128]+[.H129]+[.I130]+[.J131]+[.K132]+[.L133]+[.M134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35]+[.E136]+[.F137]+[.G138]+[.H139]+[.I140]+[.J141]+[.K142]+[.L143]+[.M14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12" office:value-type="string" calcext:value-type="string">
            <text:p>True Positives</text:p>
          </table:table-cell>
          <table:table-cell table:formula="of:=SUM([.D125:.M134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35:.M14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table:style-name="ce12" office:value-type="string" calcext:value-type="string">
            <text:p>False Negatives</text:p>
          </table:table-cell>
          <table:table-cell table:formula="of:=SUM([.N125:.N134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35:.N14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table:style-name="ce12" office:value-type="string" calcext:value-type="string">
            <text:p>False Positives</text:p>
          </table:table-cell>
          <table:table-cell table:formula="of:=SUM([.D145:.M145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45:.M14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table:style-name="ce12" office:value-type="string" calcext:value-type="string">
            <text:p>True Negatives</text:p>
          </table:table-cell>
          <table:table-cell table:formula="of:=[.N145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4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trict Accuracy</text:p>
          </table:table-cell>
          <table:table-cell table:formula="of:=([.Q125]+[.Q129])/([.Q126]+[.Q127]+[.Q128]+[.Q129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25]+[.T129])/([.T126]+[.T127]+[.T128]+[.T129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Fine Accuracy</text:p>
          </table:table-cell>
          <table:table-cell table:formula="of:=[.Q125]/[.Q12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ine Accuracy</text:p>
          </table:table-cell>
          <table:table-cell table:formula="of:=[.T125]/[.T126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Strict Native Sensitivity</text:p>
          </table:table-cell>
          <table:table-cell table:formula="of:=[.Q125]/([.Q126]+[.Q127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25]/([.T126]+[.T1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Accuracy</text:p>
          </table:table-cell>
          <table:table-cell table:formula="of:=([.Q126]+[.Q129])/([.Q126]+[.Q127]+[.Q128]+[.Q129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ccuracy</text:p>
          </table:table-cell>
          <table:table-cell table:formula="of:=([.T126]+[.T129])/([.T126]+[.T127]+[.T128]+[.T129])" office:value-type="string" office:string-value="" calcext:value-type="error">
            <text:p>#DIV/0!</text:p>
          </table:table-cell>
          <table:table-cell table:number-columns-repeated="3"/>
          <table:table-cell table:number-columns-spanned="2" table:number-rows-spanned="1"/>
          <table:covered-table-cell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Native Precision</text:p>
          </table:table-cell>
          <table:table-cell table:formula="of:=[.Q126]/([.Q126]+[.Q128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26]/([.T126]+[.T128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ative Sensitivity</text:p>
          </table:table-cell>
          <table:table-cell table:formula="of:=[.Q126]/([.Q126]+[.Q127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26]/([.T126]+[.T1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Native F-measure</text:p>
          </table:table-cell>
          <table:table-cell table:formula="of:=2*(([.Q134]*[.Q135])/([.Q134]+[.Q135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34]*[.T135])/([.T134]+[.T135])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Foreign Precision</text:p>
          </table:table-cell>
          <table:table-cell table:formula="of:=[.Q129]/([.Q129]+[.Q127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29]/([.T129]+[.T1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Foreign Sensitivity</text:p>
          </table:table-cell>
          <table:table-cell table:formula="of:=[.Q129]/([.Q129]+[.Q128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29]/([.T129]+[.T128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Foreign F-measure</text:p>
          </table:table-cell>
          <table:table-cell table:formula="of:=2*(([.Q137]*[.Q138])/([.Q137]+[.Q138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37]*[.T138])/([.T137]+[.T138])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7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ce12" office:value-type="string" calcext:value-type="string">
            <text:p>Correctly Classified</text:p>
          </table:table-cell>
          <table:table-cell table:formula="of:=[.D149]+[.E150]+[.F151]+[.G152]+[.H153]+[.I154]+[.J155]+[.K156]+[.L157]+[.M158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59]+[.E160]+[.F161]+[.G162]+[.H163]+[.I164]+[.J165]+[.K166]+[.L167]+[.M16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12" office:value-type="string" calcext:value-type="string">
            <text:p>True Positives</text:p>
          </table:table-cell>
          <table:table-cell table:formula="of:=SUM([.D149:.M158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59:.M168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table:style-name="ce12" office:value-type="string" calcext:value-type="string">
            <text:p>False Negatives</text:p>
          </table:table-cell>
          <table:table-cell table:formula="of:=SUM([.N149:.N158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59:.N168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table:style-name="ce12" office:value-type="string" calcext:value-type="string">
            <text:p>False Positives</text:p>
          </table:table-cell>
          <table:table-cell table:formula="of:=SUM([.D169:.M169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69:.M16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table:style-name="ce12" office:value-type="string" calcext:value-type="string">
            <text:p>True Negatives</text:p>
          </table:table-cell>
          <table:table-cell table:formula="of:=[.N169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6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trict Accuracy</text:p>
          </table:table-cell>
          <table:table-cell table:formula="of:=([.Q149]+[.Q153])/([.Q150]+[.Q151]+[.Q152]+[.Q153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49]+[.T153])/([.T150]+[.T151]+[.T152]+[.T153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Fine Accuracy</text:p>
          </table:table-cell>
          <table:table-cell table:formula="of:=[.Q149]/[.Q150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ine Accuracy</text:p>
          </table:table-cell>
          <table:table-cell table:formula="of:=[.T149]/[.T1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Strict Native Sensitivity</text:p>
          </table:table-cell>
          <table:table-cell table:formula="of:=[.Q149]/([.Q150]+[.Q151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49]/([.T150]+[.T151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Accuracy</text:p>
          </table:table-cell>
          <table:table-cell table:formula="of:=([.Q150]+[.Q153])/([.Q150]+[.Q151]+[.Q152]+[.Q153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ccuracy</text:p>
          </table:table-cell>
          <table:table-cell table:formula="of:=([.T150]+[.T153])/([.T150]+[.T151]+[.T152]+[.T153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Native Precision</text:p>
          </table:table-cell>
          <table:table-cell table:formula="of:=[.Q150]/([.Q150]+[.Q152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50]/([.T150]+[.T152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ative Sensitivity</text:p>
          </table:table-cell>
          <table:table-cell table:formula="of:=[.Q150]/([.Q150]+[.Q151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50]/([.T150]+[.T151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Native F-measure</text:p>
          </table:table-cell>
          <table:table-cell table:formula="of:=2*(([.Q158]*[.Q159])/([.Q158]+[.Q159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58]*[.T159])/([.T158]+[.T159])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Foreign Precision</text:p>
          </table:table-cell>
          <table:table-cell table:formula="of:=[.Q153]/([.Q153]+[.Q151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53]/([.T153]+[.T151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Foreign Sensitivity</text:p>
          </table:table-cell>
          <table:table-cell table:formula="of:=[.Q153]/([.Q153]+[.Q152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53]/([.T153]+[.T152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Foreign F-measure</text:p>
          </table:table-cell>
          <table:table-cell table:formula="of:=2*(([.Q161]*[.Q162])/([.Q161]+[.Q162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61]*[.T162])/([.T161]+[.T162])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8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ce12" office:value-type="string" calcext:value-type="string">
            <text:p>Correctly Classified</text:p>
          </table:table-cell>
          <table:table-cell table:formula="of:=[.D173]+[.E174]+[.F175]+[.G176]+[.H177]+[.I178]+[.J179]+[.K180]+[.L181]+[.M182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83]+[.E184]+[.F185]+[.G186]+[.H187]+[.I188]+[.J189]+[.K190]+[.L191]+[.M1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12" office:value-type="string" calcext:value-type="string">
            <text:p>True Positives</text:p>
          </table:table-cell>
          <table:table-cell table:formula="of:=SUM([.D173:.M182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83:.M19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table:style-name="ce12" office:value-type="string" calcext:value-type="string">
            <text:p>False Negatives</text:p>
          </table:table-cell>
          <table:table-cell table:formula="of:=SUM([.N173:.N182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83:.N19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table:style-name="ce12" office:value-type="string" calcext:value-type="string">
            <text:p>False Positives</text:p>
          </table:table-cell>
          <table:table-cell table:formula="of:=SUM([.D193:.M193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93:.M19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table:style-name="ce12" office:value-type="string" calcext:value-type="string">
            <text:p>True Negatives</text:p>
          </table:table-cell>
          <table:table-cell table:formula="of:=[.N193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9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trict Accuracy</text:p>
          </table:table-cell>
          <table:table-cell table:formula="of:=([.Q173]+[.Q177])/([.Q174]+[.Q175]+[.Q176]+[.Q177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73]+[.T177])/([.T174]+[.T175]+[.T176]+[.T17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Fine Accuracy</text:p>
          </table:table-cell>
          <table:table-cell table:formula="of:=[.Q173]/[.Q174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ine Accuracy</text:p>
          </table:table-cell>
          <table:table-cell table:formula="of:=[.T173]/[.T174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Strict Native Sensitivity</text:p>
          </table:table-cell>
          <table:table-cell table:formula="of:=[.Q173]/([.Q174]+[.Q175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73]/([.T174]+[.T175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Accuracy</text:p>
          </table:table-cell>
          <table:table-cell table:formula="of:=([.Q174]+[.Q177])/([.Q174]+[.Q175]+[.Q176]+[.Q177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ccuracy</text:p>
          </table:table-cell>
          <table:table-cell table:formula="of:=([.T174]+[.T177])/([.T174]+[.T175]+[.T176]+[.T17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Native Precision</text:p>
          </table:table-cell>
          <table:table-cell table:formula="of:=[.Q174]/([.Q174]+[.Q17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74]/([.T174]+[.T176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ative Sensitivity</text:p>
          </table:table-cell>
          <table:table-cell table:formula="of:=[.Q174]/([.Q174]+[.Q175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74]/([.T174]+[.T175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Native F-measure</text:p>
          </table:table-cell>
          <table:table-cell table:formula="of:=2*(([.Q182]*[.Q183])/([.Q182]+[.Q183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82]*[.T183])/([.T182]+[.T183])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Foreign Precision</text:p>
          </table:table-cell>
          <table:table-cell table:formula="of:=[.Q177]/([.Q177]+[.Q175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77]/([.T177]+[.T175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Foreign Sensitivity</text:p>
          </table:table-cell>
          <table:table-cell table:formula="of:=[.Q177]/([.Q177]+[.Q17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77]/([.T177]+[.T176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Foreign F-measure</text:p>
          </table:table-cell>
          <table:table-cell table:formula="of:=2*(([.Q185]*[.Q186])/([.Q185]+[.Q186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85]*[.T186])/([.T185]+[.T186])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9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9</text:p>
          </table:table-cell>
          <table:covered-table-cell table:style-name="ce1"/>
          <table:covered-table-cell table:style-name="Default"/>
          <table:covered-table-cell table:style-name="ce7" office:value-type="float" office:value="3" calcext:value-type="float">
            <text:p>3</text:p>
          </table:covered-table-cell>
          <table:covered-table-cell table:number-columns-repeated="9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ce12" office:value-type="string" calcext:value-type="string">
            <text:p>Correctly Classified</text:p>
          </table:table-cell>
          <table:table-cell table:formula="of:=[.D197]+[.E198]+[.F199]+[.G200]+[.H201]+[.I202]+[.J203]+[.K204]+[.L205]+[.M206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07]+[.E208]+[.F209]+[.G210]+[.H211]+[.I212]+[.J213]+[.K214]+[.L215]+[.M2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12" office:value-type="string" calcext:value-type="string">
            <text:p>True Positives</text:p>
          </table:table-cell>
          <table:table-cell table:formula="of:=SUM([.D197:.M206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07:.M21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table:style-name="ce12" office:value-type="string" calcext:value-type="string">
            <text:p>False Negatives</text:p>
          </table:table-cell>
          <table:table-cell table:formula="of:=SUM([.N197:.N206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07:.N21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table:style-name="ce12" office:value-type="string" calcext:value-type="string">
            <text:p>False Positives</text:p>
          </table:table-cell>
          <table:table-cell table:formula="of:=SUM([.D217:.M217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17:.M21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table:style-name="ce12" office:value-type="string" calcext:value-type="string">
            <text:p>True Negatives</text:p>
          </table:table-cell>
          <table:table-cell table:formula="of:=[.N217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1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trict Accuracy</text:p>
          </table:table-cell>
          <table:table-cell table:formula="of:=([.Q197]+[.Q201])/([.Q198]+[.Q199]+[.Q200]+[.Q201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97]+[.T201])/([.T198]+[.T199]+[.T200]+[.T201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Fine Accuracy</text:p>
          </table:table-cell>
          <table:table-cell table:formula="of:=[.Q197]/[.Q19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ine Accuracy</text:p>
          </table:table-cell>
          <table:table-cell table:formula="of:=[.T197]/[.T198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Strict Native Sensitivity</text:p>
          </table:table-cell>
          <table:table-cell table:formula="of:=[.Q197]/([.Q198]+[.Q199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97]/([.T198]+[.T199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Accuracy</text:p>
          </table:table-cell>
          <table:table-cell table:formula="of:=([.Q198]+[.Q201])/([.Q198]+[.Q199]+[.Q200]+[.Q201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ccuracy</text:p>
          </table:table-cell>
          <table:table-cell table:formula="of:=([.T198]+[.T201])/([.T198]+[.T199]+[.T200]+[.T201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Native Precision</text:p>
          </table:table-cell>
          <table:table-cell table:formula="of:=[.Q198]/([.Q198]+[.Q200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98]/([.T198]+[.T200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ative Sensitivity</text:p>
          </table:table-cell>
          <table:table-cell table:formula="of:=[.Q198]/([.Q198]+[.Q199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98]/([.T198]+[.T199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Native F-measure</text:p>
          </table:table-cell>
          <table:table-cell table:formula="of:=2*(([.Q206]*[.Q207])/([.Q206]+[.Q207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206]*[.T207])/([.T206]+[.T207])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Foreign Precision</text:p>
          </table:table-cell>
          <table:table-cell table:formula="of:=[.Q201]/([.Q201]+[.Q199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201]/([.T201]+[.T199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Foreign Sensitivity</text:p>
          </table:table-cell>
          <table:table-cell table:formula="of:=[.Q201]/([.Q201]+[.Q200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201]/([.T201]+[.T200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Foreign F-measure</text:p>
          </table:table-cell>
          <table:table-cell table:formula="of:=2*(([.Q209]*[.Q210])/([.Q209]+[.Q210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209]*[.T210])/([.T209]+[.T210])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10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ce12" office:value-type="string" calcext:value-type="string">
            <text:p>Correctly Classified</text:p>
          </table:table-cell>
          <table:table-cell table:formula="of:=[.D221]+[.E222]+[.F223]+[.G224]+[.H225]+[.I226]+[.J227]+[.K228]+[.L229]+[.M230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31]+[.E232]+[.F233]+[.G234]+[.H235]+[.I236]+[.J237]+[.K238]+[.L239]+[.M24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12" office:value-type="string" calcext:value-type="string">
            <text:p>True Positives</text:p>
          </table:table-cell>
          <table:table-cell table:formula="of:=SUM([.D221:.M230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31:.M24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table:style-name="ce12" office:value-type="string" calcext:value-type="string">
            <text:p>False Negatives</text:p>
          </table:table-cell>
          <table:table-cell table:formula="of:=SUM([.N221:.N230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31:.N24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table:style-name="ce12" office:value-type="string" calcext:value-type="string">
            <text:p>False Positives</text:p>
          </table:table-cell>
          <table:table-cell table:formula="of:=SUM([.D241:.M241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41:.M24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table:style-name="ce12" office:value-type="string" calcext:value-type="string">
            <text:p>True Negatives</text:p>
          </table:table-cell>
          <table:table-cell table:formula="of:=[.N241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41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Strict Accuracy</text:p>
          </table:table-cell>
          <table:table-cell table:formula="of:=([.Q221]+[.Q225])/([.Q222]+[.Q223]+[.Q224]+[.Q225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21]+[.T225])/([.T222]+[.T223]+[.T224]+[.T225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Fine Accuracy</text:p>
          </table:table-cell>
          <table:table-cell table:formula="of:=[.Q221]/[.Q22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ine Accuracy</text:p>
          </table:table-cell>
          <table:table-cell table:formula="of:=[.T221]/[.T222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Strict Native Sensitivity</text:p>
          </table:table-cell>
          <table:table-cell table:formula="of:=[.Q221]/([.Q222]+[.Q223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21]/([.T222]+[.T223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Accuracy</text:p>
          </table:table-cell>
          <table:table-cell table:formula="of:=([.Q222]+[.Q225])/([.Q222]+[.Q223]+[.Q224]+[.Q225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ccuracy</text:p>
          </table:table-cell>
          <table:table-cell table:formula="of:=([.T222]+[.T225])/([.T222]+[.T223]+[.T224]+[.T225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Native Precision</text:p>
          </table:table-cell>
          <table:table-cell table:formula="of:=[.Q222]/([.Q222]+[.Q224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222]/([.T222]+[.T224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ative Sensitivity</text:p>
          </table:table-cell>
          <table:table-cell table:formula="of:=[.Q222]/([.Q222]+[.Q223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222]/([.T222]+[.T223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Native F-measure</text:p>
          </table:table-cell>
          <table:table-cell table:formula="of:=2*(([.Q230]*[.Q231])/([.Q230]+[.Q231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230]*[.T231])/([.T230]+[.T231])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Foreign Precision</text:p>
          </table:table-cell>
          <table:table-cell table:formula="of:=[.Q225]/([.Q225]+[.Q223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225]/([.T225]+[.T223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Foreign Sensitivity</text:p>
          </table:table-cell>
          <table:table-cell table:formula="of:=[.Q225]/([.Q225]+[.Q224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225]/([.T225]+[.T224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Foreign F-measure</text:p>
          </table:table-cell>
          <table:table-cell table:formula="of:=2*(([.Q233]*[.Q234])/([.Q233]+[.Q234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233]*[.T234])/([.T233]+[.T234])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6"/>
        </table:table-row>
      </table:table>
      <table:table table:name="Dont delete - helper sheet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2" table:number-rows-spanned="1">
            <text:p>SVM kernel=’rbf’ C=16 gamma=0.125</text:p>
          </table:table-cell>
          <table:covered-table-cell table:number-columns-repeated="11"/>
          <table:table-cell/>
        </table:table-row>
        <table:table-row table:style-name="ro1">
          <table:table-cell table:style-name="ce2"/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9"/>
        </table:table-row>
        <table:table-row table:style-name="ro1"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table:style-name="ce9" table:formula="of:=[.B61]" office:value-type="float" office:value="677" calcext:value-type="float">
            <text:p>677</text:p>
          </table:table-cell>
          <table:table-cell table:style-name="ce9" table:formula="of:=[.C61]" office:value-type="float" office:value="0" calcext:value-type="float">
            <text:p>0</text:p>
          </table:table-cell>
          <table:table-cell table:style-name="ce9" table:formula="of:=[.D61]" office:value-type="float" office:value="0" calcext:value-type="float">
            <text:p>0</text:p>
          </table:table-cell>
          <table:table-cell table:style-name="ce9" table:formula="of:=[.E61]" office:value-type="float" office:value="0" calcext:value-type="float">
            <text:p>0</text:p>
          </table:table-cell>
          <table:table-cell table:style-name="ce9" table:formula="of:=[.F61]" office:value-type="float" office:value="0" calcext:value-type="float">
            <text:p>0</text:p>
          </table:table-cell>
          <table:table-cell table:style-name="ce9" table:formula="of:=[.G61]" office:value-type="float" office:value="0" calcext:value-type="float">
            <text:p>0</text:p>
          </table:table-cell>
          <table:table-cell table:style-name="ce9" table:formula="of:=[.H61]" office:value-type="float" office:value="0" calcext:value-type="float">
            <text:p>0</text:p>
          </table:table-cell>
          <table:table-cell table:style-name="ce9" table:formula="of:=[.I61]" office:value-type="float" office:value="0" calcext:value-type="float">
            <text:p>0</text:p>
          </table:table-cell>
          <table:table-cell table:style-name="ce9" table:formula="of:=[.J61]" office:value-type="float" office:value="2" calcext:value-type="float">
            <text:p>2</text:p>
          </table:table-cell>
          <table:table-cell table:style-name="ce9" table:formula="of:=[.K61]" office:value-type="float" office:value="0" calcext:value-type="float">
            <text:p>0</text:p>
          </table:table-cell>
          <table:table-cell table:style-name="ce9" table:formula="of:=[.L61]" office:value-type="float" office:value="1" calcext:value-type="float">
            <text:p>1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62]" office:value-type="float" office:value="2" calcext:value-type="float">
            <text:p>2</text:p>
          </table:table-cell>
          <table:table-cell table:style-name="ce9" table:formula="of:=[.C62]" office:value-type="float" office:value="785" calcext:value-type="float">
            <text:p>785</text:p>
          </table:table-cell>
          <table:table-cell table:style-name="ce9" table:formula="of:=[.D62]" office:value-type="float" office:value="0" calcext:value-type="float">
            <text:p>0</text:p>
          </table:table-cell>
          <table:table-cell table:style-name="ce9" table:formula="of:=[.E62]" office:value-type="float" office:value="0" calcext:value-type="float">
            <text:p>0</text:p>
          </table:table-cell>
          <table:table-cell table:style-name="ce9" table:formula="of:=[.F62]" office:value-type="float" office:value="0" calcext:value-type="float">
            <text:p>0</text:p>
          </table:table-cell>
          <table:table-cell table:style-name="ce9" table:formula="of:=[.G62]" office:value-type="float" office:value="0" calcext:value-type="float">
            <text:p>0</text:p>
          </table:table-cell>
          <table:table-cell table:style-name="ce9" table:formula="of:=[.H62]" office:value-type="float" office:value="0" calcext:value-type="float">
            <text:p>0</text:p>
          </table:table-cell>
          <table:table-cell table:style-name="ce9" table:formula="of:=[.I62]" office:value-type="float" office:value="0" calcext:value-type="float">
            <text:p>0</text:p>
          </table:table-cell>
          <table:table-cell table:style-name="ce9" table:formula="of:=[.J62]" office:value-type="float" office:value="0" calcext:value-type="float">
            <text:p>0</text:p>
          </table:table-cell>
          <table:table-cell table:style-name="ce9" table:formula="of:=[.K62]" office:value-type="float" office:value="0" calcext:value-type="float">
            <text:p>0</text:p>
          </table:table-cell>
          <table:table-cell table:style-name="ce9" table:formula="of:=[.L62]" office:value-type="float" office:value="0" calcext:value-type="float">
            <text:p>0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63]" office:value-type="float" office:value="1" calcext:value-type="float">
            <text:p>1</text:p>
          </table:table-cell>
          <table:table-cell table:style-name="ce9" table:formula="of:=[.C63]" office:value-type="float" office:value="0" calcext:value-type="float">
            <text:p>0</text:p>
          </table:table-cell>
          <table:table-cell table:style-name="ce9" table:formula="of:=[.D63]" office:value-type="float" office:value="719" calcext:value-type="float">
            <text:p>719</text:p>
          </table:table-cell>
          <table:table-cell table:style-name="ce9" table:formula="of:=[.E63]" office:value-type="float" office:value="0" calcext:value-type="float">
            <text:p>0</text:p>
          </table:table-cell>
          <table:table-cell table:style-name="ce9" table:formula="of:=[.F63]" office:value-type="float" office:value="0" calcext:value-type="float">
            <text:p>0</text:p>
          </table:table-cell>
          <table:table-cell table:style-name="ce9" table:formula="of:=[.G63]" office:value-type="float" office:value="0" calcext:value-type="float">
            <text:p>0</text:p>
          </table:table-cell>
          <table:table-cell table:style-name="ce9" table:formula="of:=[.H63]" office:value-type="float" office:value="0" calcext:value-type="float">
            <text:p>0</text:p>
          </table:table-cell>
          <table:table-cell table:style-name="ce9" table:formula="of:=[.I63]" office:value-type="float" office:value="0" calcext:value-type="float">
            <text:p>0</text:p>
          </table:table-cell>
          <table:table-cell table:style-name="ce9" table:formula="of:=[.J63]" office:value-type="float" office:value="0" calcext:value-type="float">
            <text:p>0</text:p>
          </table:table-cell>
          <table:table-cell table:style-name="ce9" table:formula="of:=[.K63]" office:value-type="float" office:value="1" calcext:value-type="float">
            <text:p>1</text:p>
          </table:table-cell>
          <table:table-cell table:style-name="ce9" table:formula="of:=[.L63]" office:value-type="float" office:value="0" calcext:value-type="float">
            <text:p>0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64]" office:value-type="float" office:value="0" calcext:value-type="float">
            <text:p>0</text:p>
          </table:table-cell>
          <table:table-cell table:style-name="ce9" table:formula="of:=[.C64]" office:value-type="float" office:value="0" calcext:value-type="float">
            <text:p>0</text:p>
          </table:table-cell>
          <table:table-cell table:style-name="ce9" table:formula="of:=[.D64]" office:value-type="float" office:value="9" calcext:value-type="float">
            <text:p>9</text:p>
          </table:table-cell>
          <table:table-cell table:style-name="ce9" table:formula="of:=[.E64]" office:value-type="float" office:value="686" calcext:value-type="float">
            <text:p>686</text:p>
          </table:table-cell>
          <table:table-cell table:style-name="ce9" table:formula="of:=[.F64]" office:value-type="float" office:value="0" calcext:value-type="float">
            <text:p>0</text:p>
          </table:table-cell>
          <table:table-cell table:style-name="ce9" table:formula="of:=[.G64]" office:value-type="float" office:value="0" calcext:value-type="float">
            <text:p>0</text:p>
          </table:table-cell>
          <table:table-cell table:style-name="ce9" table:formula="of:=[.H64]" office:value-type="float" office:value="0" calcext:value-type="float">
            <text:p>0</text:p>
          </table:table-cell>
          <table:table-cell table:style-name="ce9" table:formula="of:=[.I64]" office:value-type="float" office:value="0" calcext:value-type="float">
            <text:p>0</text:p>
          </table:table-cell>
          <table:table-cell table:style-name="ce9" table:formula="of:=[.J64]" office:value-type="float" office:value="0" calcext:value-type="float">
            <text:p>0</text:p>
          </table:table-cell>
          <table:table-cell table:style-name="ce9" table:formula="of:=[.K64]" office:value-type="float" office:value="0" calcext:value-type="float">
            <text:p>0</text:p>
          </table:table-cell>
          <table:table-cell table:style-name="ce9" table:formula="of:=[.L64]" office:value-type="float" office:value="0" calcext:value-type="float">
            <text:p>0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65]" office:value-type="float" office:value="0" calcext:value-type="float">
            <text:p>0</text:p>
          </table:table-cell>
          <table:table-cell table:style-name="ce9" table:formula="of:=[.C65]" office:value-type="float" office:value="1" calcext:value-type="float">
            <text:p>1</text:p>
          </table:table-cell>
          <table:table-cell table:style-name="ce9" table:formula="of:=[.D65]" office:value-type="float" office:value="5" calcext:value-type="float">
            <text:p>5</text:p>
          </table:table-cell>
          <table:table-cell table:style-name="ce9" table:formula="of:=[.E65]" office:value-type="float" office:value="0" calcext:value-type="float">
            <text:p>0</text:p>
          </table:table-cell>
          <table:table-cell table:style-name="ce9" table:formula="of:=[.F65]" office:value-type="float" office:value="669" calcext:value-type="float">
            <text:p>669</text:p>
          </table:table-cell>
          <table:table-cell table:style-name="ce9" table:formula="of:=[.G65]" office:value-type="float" office:value="0" calcext:value-type="float">
            <text:p>0</text:p>
          </table:table-cell>
          <table:table-cell table:style-name="ce9" table:formula="of:=[.H65]" office:value-type="float" office:value="0" calcext:value-type="float">
            <text:p>0</text:p>
          </table:table-cell>
          <table:table-cell table:style-name="ce9" table:formula="of:=[.I65]" office:value-type="float" office:value="0" calcext:value-type="float">
            <text:p>0</text:p>
          </table:table-cell>
          <table:table-cell table:style-name="ce9" table:formula="of:=[.J65]" office:value-type="float" office:value="0" calcext:value-type="float">
            <text:p>0</text:p>
          </table:table-cell>
          <table:table-cell table:style-name="ce9" table:formula="of:=[.K65]" office:value-type="float" office:value="0" calcext:value-type="float">
            <text:p>0</text:p>
          </table:table-cell>
          <table:table-cell table:style-name="ce9" table:formula="of:=[.L65]" office:value-type="float" office:value="1" calcext:value-type="float">
            <text:p>1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66]" office:value-type="float" office:value="3" calcext:value-type="float">
            <text:p>3</text:p>
          </table:table-cell>
          <table:table-cell table:style-name="ce9" table:formula="of:=[.C66]" office:value-type="float" office:value="1" calcext:value-type="float">
            <text:p>1</text:p>
          </table:table-cell>
          <table:table-cell table:style-name="ce9" table:formula="of:=[.D66]" office:value-type="float" office:value="1" calcext:value-type="float">
            <text:p>1</text:p>
          </table:table-cell>
          <table:table-cell table:style-name="ce9" table:formula="of:=[.E66]" office:value-type="float" office:value="34" calcext:value-type="float">
            <text:p>34</text:p>
          </table:table-cell>
          <table:table-cell table:style-name="ce9" table:formula="of:=[.F66]" office:value-type="float" office:value="1" calcext:value-type="float">
            <text:p>1</text:p>
          </table:table-cell>
          <table:table-cell table:style-name="ce9" table:formula="of:=[.G66]" office:value-type="float" office:value="594" calcext:value-type="float">
            <text:p>594</text:p>
          </table:table-cell>
          <table:table-cell table:style-name="ce9" table:formula="of:=[.H66]" office:value-type="float" office:value="0" calcext:value-type="float">
            <text:p>0</text:p>
          </table:table-cell>
          <table:table-cell table:style-name="ce9" table:formula="of:=[.I66]" office:value-type="float" office:value="0" calcext:value-type="float">
            <text:p>0</text:p>
          </table:table-cell>
          <table:table-cell table:style-name="ce9" table:formula="of:=[.J66]" office:value-type="float" office:value="1" calcext:value-type="float">
            <text:p>1</text:p>
          </table:table-cell>
          <table:table-cell table:style-name="ce9" table:formula="of:=[.K66]" office:value-type="float" office:value="0" calcext:value-type="float">
            <text:p>0</text:p>
          </table:table-cell>
          <table:table-cell table:style-name="ce9" table:formula="of:=[.L66]" office:value-type="float" office:value="1" calcext:value-type="float">
            <text:p>1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67]" office:value-type="float" office:value="7" calcext:value-type="float">
            <text:p>7</text:p>
          </table:table-cell>
          <table:table-cell table:style-name="ce9" table:formula="of:=[.C67]" office:value-type="float" office:value="7" calcext:value-type="float">
            <text:p>7</text:p>
          </table:table-cell>
          <table:table-cell table:style-name="ce9" table:formula="of:=[.D67]" office:value-type="float" office:value="9" calcext:value-type="float">
            <text:p>9</text:p>
          </table:table-cell>
          <table:table-cell table:style-name="ce9" table:formula="of:=[.E67]" office:value-type="float" office:value="0" calcext:value-type="float">
            <text:p>0</text:p>
          </table:table-cell>
          <table:table-cell table:style-name="ce9" table:formula="of:=[.F67]" office:value-type="float" office:value="15" calcext:value-type="float">
            <text:p>15</text:p>
          </table:table-cell>
          <table:table-cell table:style-name="ce9" table:formula="of:=[.G67]" office:value-type="float" office:value="3" calcext:value-type="float">
            <text:p>3</text:p>
          </table:table-cell>
          <table:table-cell table:style-name="ce9" table:formula="of:=[.H67]" office:value-type="float" office:value="633" calcext:value-type="float">
            <text:p>633</text:p>
          </table:table-cell>
          <table:table-cell table:style-name="ce9" table:formula="of:=[.I67]" office:value-type="float" office:value="0" calcext:value-type="float">
            <text:p>0</text:p>
          </table:table-cell>
          <table:table-cell table:style-name="ce9" table:formula="of:=[.J67]" office:value-type="float" office:value="0" calcext:value-type="float">
            <text:p>0</text:p>
          </table:table-cell>
          <table:table-cell table:style-name="ce9" table:formula="of:=[.K67]" office:value-type="float" office:value="0" calcext:value-type="float">
            <text:p>0</text:p>
          </table:table-cell>
          <table:table-cell table:style-name="ce9" table:formula="of:=[.L67]" office:value-type="float" office:value="0" calcext:value-type="float">
            <text:p>0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68]" office:value-type="float" office:value="0" calcext:value-type="float">
            <text:p>0</text:p>
          </table:table-cell>
          <table:table-cell table:style-name="ce9" table:formula="of:=[.C68]" office:value-type="float" office:value="3" calcext:value-type="float">
            <text:p>3</text:p>
          </table:table-cell>
          <table:table-cell table:style-name="ce9" table:formula="of:=[.D68]" office:value-type="float" office:value="6" calcext:value-type="float">
            <text:p>6</text:p>
          </table:table-cell>
          <table:table-cell table:style-name="ce9" table:formula="of:=[.E68]" office:value-type="float" office:value="5" calcext:value-type="float">
            <text:p>5</text:p>
          </table:table-cell>
          <table:table-cell table:style-name="ce9" table:formula="of:=[.F68]" office:value-type="float" office:value="10" calcext:value-type="float">
            <text:p>10</text:p>
          </table:table-cell>
          <table:table-cell table:style-name="ce9" table:formula="of:=[.G68]" office:value-type="float" office:value="0" calcext:value-type="float">
            <text:p>0</text:p>
          </table:table-cell>
          <table:table-cell table:style-name="ce9" table:formula="of:=[.H68]" office:value-type="float" office:value="0" calcext:value-type="float">
            <text:p>0</text:p>
          </table:table-cell>
          <table:table-cell table:style-name="ce9" table:formula="of:=[.I68]" office:value-type="float" office:value="693" calcext:value-type="float">
            <text:p>693</text:p>
          </table:table-cell>
          <table:table-cell table:style-name="ce9" table:formula="of:=[.J68]" office:value-type="float" office:value="0" calcext:value-type="float">
            <text:p>0</text:p>
          </table:table-cell>
          <table:table-cell table:style-name="ce9" table:formula="of:=[.K68]" office:value-type="float" office:value="0" calcext:value-type="float">
            <text:p>0</text:p>
          </table:table-cell>
          <table:table-cell table:style-name="ce9" table:formula="of:=[.L68]" office:value-type="float" office:value="1" calcext:value-type="float">
            <text:p>1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69]" office:value-type="float" office:value="40" calcext:value-type="float">
            <text:p>40</text:p>
          </table:table-cell>
          <table:table-cell table:style-name="ce9" table:formula="of:=[.C69]" office:value-type="float" office:value="1" calcext:value-type="float">
            <text:p>1</text:p>
          </table:table-cell>
          <table:table-cell table:style-name="ce9" table:formula="of:=[.D69]" office:value-type="float" office:value="6" calcext:value-type="float">
            <text:p>6</text:p>
          </table:table-cell>
          <table:table-cell table:style-name="ce9" table:formula="of:=[.E69]" office:value-type="float" office:value="0" calcext:value-type="float">
            <text:p>0</text:p>
          </table:table-cell>
          <table:table-cell table:style-name="ce9" table:formula="of:=[.F69]" office:value-type="float" office:value="3" calcext:value-type="float">
            <text:p>3</text:p>
          </table:table-cell>
          <table:table-cell table:style-name="ce9" table:formula="of:=[.G69]" office:value-type="float" office:value="8" calcext:value-type="float">
            <text:p>8</text:p>
          </table:table-cell>
          <table:table-cell table:style-name="ce9" table:formula="of:=[.H69]" office:value-type="float" office:value="7" calcext:value-type="float">
            <text:p>7</text:p>
          </table:table-cell>
          <table:table-cell table:style-name="ce9" table:formula="of:=[.I69]" office:value-type="float" office:value="1" calcext:value-type="float">
            <text:p>1</text:p>
          </table:table-cell>
          <table:table-cell table:style-name="ce9" table:formula="of:=[.J69]" office:value-type="float" office:value="604" calcext:value-type="float">
            <text:p>604</text:p>
          </table:table-cell>
          <table:table-cell table:style-name="ce9" table:formula="of:=[.K69]" office:value-type="float" office:value="1" calcext:value-type="float">
            <text:p>1</text:p>
          </table:table-cell>
          <table:table-cell table:style-name="ce9" table:formula="of:=[.L69]" office:value-type="float" office:value="3" calcext:value-type="float">
            <text:p>3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70]" office:value-type="float" office:value="1" calcext:value-type="float">
            <text:p>1</text:p>
          </table:table-cell>
          <table:table-cell table:style-name="ce9" table:formula="of:=[.C70]" office:value-type="float" office:value="5" calcext:value-type="float">
            <text:p>5</text:p>
          </table:table-cell>
          <table:table-cell table:style-name="ce9" table:formula="of:=[.D70]" office:value-type="float" office:value="1" calcext:value-type="float">
            <text:p>1</text:p>
          </table:table-cell>
          <table:table-cell table:style-name="ce9" table:formula="of:=[.E70]" office:value-type="float" office:value="7" calcext:value-type="float">
            <text:p>7</text:p>
          </table:table-cell>
          <table:table-cell table:style-name="ce9" table:formula="of:=[.F70]" office:value-type="float" office:value="37" calcext:value-type="float">
            <text:p>37</text:p>
          </table:table-cell>
          <table:table-cell table:style-name="ce9" table:formula="of:=[.G70]" office:value-type="float" office:value="9" calcext:value-type="float">
            <text:p>9</text:p>
          </table:table-cell>
          <table:table-cell table:style-name="ce9" table:formula="of:=[.H70]" office:value-type="float" office:value="0" calcext:value-type="float">
            <text:p>0</text:p>
          </table:table-cell>
          <table:table-cell table:style-name="ce9" table:formula="of:=[.I70]" office:value-type="float" office:value="40" calcext:value-type="float">
            <text:p>40</text:p>
          </table:table-cell>
          <table:table-cell table:style-name="ce9" table:formula="of:=[.J70]" office:value-type="float" office:value="27" calcext:value-type="float">
            <text:p>27</text:p>
          </table:table-cell>
          <table:table-cell table:style-name="ce9" table:formula="of:=[.K70]" office:value-type="float" office:value="608" calcext:value-type="float">
            <text:p>608</text:p>
          </table:table-cell>
          <table:table-cell table:style-name="ce9" table:formula="of:=[.L70]" office:value-type="float" office:value="4" calcext:value-type="float">
            <text:p>4</text:p>
          </table:table-cell>
          <table:table-cell table:style-name="ce9"/>
        </table:table-row>
        <table:table-row table:style-name="ro1"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table:style-name="ce9" table:formula="of:=[.B72]" office:value-type="float" office:value="289" calcext:value-type="float">
            <text:p>289</text:p>
          </table:table-cell>
          <table:table-cell table:style-name="ce9" table:formula="of:=[.C72]" office:value-type="float" office:value="0" calcext:value-type="float">
            <text:p>0</text:p>
          </table:table-cell>
          <table:table-cell table:style-name="ce9" table:formula="of:=[.D72]" office:value-type="float" office:value="3" calcext:value-type="float">
            <text:p>3</text:p>
          </table:table-cell>
          <table:table-cell table:style-name="ce9" table:formula="of:=[.E72]" office:value-type="float" office:value="0" calcext:value-type="float">
            <text:p>0</text:p>
          </table:table-cell>
          <table:table-cell table:style-name="ce9" table:formula="of:=[.F72]" office:value-type="float" office:value="0" calcext:value-type="float">
            <text:p>0</text:p>
          </table:table-cell>
          <table:table-cell table:style-name="ce9" table:formula="of:=[.G72]" office:value-type="float" office:value="0" calcext:value-type="float">
            <text:p>0</text:p>
          </table:table-cell>
          <table:table-cell table:style-name="ce9" table:formula="of:=[.H72]" office:value-type="float" office:value="3" calcext:value-type="float">
            <text:p>3</text:p>
          </table:table-cell>
          <table:table-cell table:style-name="ce9" table:formula="of:=[.I72]" office:value-type="float" office:value="1" calcext:value-type="float">
            <text:p>1</text:p>
          </table:table-cell>
          <table:table-cell table:style-name="ce9" table:formula="of:=[.J72]" office:value-type="float" office:value="0" calcext:value-type="float">
            <text:p>0</text:p>
          </table:table-cell>
          <table:table-cell table:style-name="ce9" table:formula="of:=[.K72]" office:value-type="float" office:value="0" calcext:value-type="float">
            <text:p>0</text:p>
          </table:table-cell>
          <table:table-cell table:style-name="ce9" table:formula="of:=[.L72]" office:value-type="float" office:value="4" calcext:value-type="float">
            <text:p>4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73]" office:value-type="float" office:value="1" calcext:value-type="float">
            <text:p>1</text:p>
          </table:table-cell>
          <table:table-cell table:style-name="ce9" table:formula="of:=[.C73]" office:value-type="float" office:value="341" calcext:value-type="float">
            <text:p>341</text:p>
          </table:table-cell>
          <table:table-cell table:style-name="ce9" table:formula="of:=[.D73]" office:value-type="float" office:value="2" calcext:value-type="float">
            <text:p>2</text:p>
          </table:table-cell>
          <table:table-cell table:style-name="ce9" table:formula="of:=[.E73]" office:value-type="float" office:value="0" calcext:value-type="float">
            <text:p>0</text:p>
          </table:table-cell>
          <table:table-cell table:style-name="ce9" table:formula="of:=[.F73]" office:value-type="float" office:value="0" calcext:value-type="float">
            <text:p>0</text:p>
          </table:table-cell>
          <table:table-cell table:style-name="ce9" table:formula="of:=[.G73]" office:value-type="float" office:value="0" calcext:value-type="float">
            <text:p>0</text:p>
          </table:table-cell>
          <table:table-cell table:style-name="ce9" table:formula="of:=[.H73]" office:value-type="float" office:value="0" calcext:value-type="float">
            <text:p>0</text:p>
          </table:table-cell>
          <table:table-cell table:style-name="ce9" table:formula="of:=[.I73]" office:value-type="float" office:value="0" calcext:value-type="float">
            <text:p>0</text:p>
          </table:table-cell>
          <table:table-cell table:style-name="ce9" table:formula="of:=[.J73]" office:value-type="float" office:value="0" calcext:value-type="float">
            <text:p>0</text:p>
          </table:table-cell>
          <table:table-cell table:style-name="ce9" table:formula="of:=[.K73]" office:value-type="float" office:value="0" calcext:value-type="float">
            <text:p>0</text:p>
          </table:table-cell>
          <table:table-cell table:style-name="ce9" table:formula="of:=[.L73]" office:value-type="float" office:value="4" calcext:value-type="float">
            <text:p>4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74]" office:value-type="float" office:value="0" calcext:value-type="float">
            <text:p>0</text:p>
          </table:table-cell>
          <table:table-cell table:style-name="ce9" table:formula="of:=[.C74]" office:value-type="float" office:value="0" calcext:value-type="float">
            <text:p>0</text:p>
          </table:table-cell>
          <table:table-cell table:style-name="ce9" table:formula="of:=[.D74]" office:value-type="float" office:value="298" calcext:value-type="float">
            <text:p>298</text:p>
          </table:table-cell>
          <table:table-cell table:style-name="ce9" table:formula="of:=[.E74]" office:value-type="float" office:value="1" calcext:value-type="float">
            <text:p>1</text:p>
          </table:table-cell>
          <table:table-cell table:style-name="ce9" table:formula="of:=[.F74]" office:value-type="float" office:value="1" calcext:value-type="float">
            <text:p>1</text:p>
          </table:table-cell>
          <table:table-cell table:style-name="ce9" table:formula="of:=[.G74]" office:value-type="float" office:value="0" calcext:value-type="float">
            <text:p>0</text:p>
          </table:table-cell>
          <table:table-cell table:style-name="ce9" table:formula="of:=[.H74]" office:value-type="float" office:value="0" calcext:value-type="float">
            <text:p>0</text:p>
          </table:table-cell>
          <table:table-cell table:style-name="ce9" table:formula="of:=[.I74]" office:value-type="float" office:value="1" calcext:value-type="float">
            <text:p>1</text:p>
          </table:table-cell>
          <table:table-cell table:style-name="ce9" table:formula="of:=[.J74]" office:value-type="float" office:value="1" calcext:value-type="float">
            <text:p>1</text:p>
          </table:table-cell>
          <table:table-cell table:style-name="ce9" table:formula="of:=[.K74]" office:value-type="float" office:value="0" calcext:value-type="float">
            <text:p>0</text:p>
          </table:table-cell>
          <table:table-cell table:style-name="ce9" table:formula="of:=[.L74]" office:value-type="float" office:value="9" calcext:value-type="float">
            <text:p>9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75]" office:value-type="float" office:value="0" calcext:value-type="float">
            <text:p>0</text:p>
          </table:table-cell>
          <table:table-cell table:style-name="ce9" table:formula="of:=[.C75]" office:value-type="float" office:value="0" calcext:value-type="float">
            <text:p>0</text:p>
          </table:table-cell>
          <table:table-cell table:style-name="ce9" table:formula="of:=[.D75]" office:value-type="float" office:value="4" calcext:value-type="float">
            <text:p>4</text:p>
          </table:table-cell>
          <table:table-cell table:style-name="ce9" table:formula="of:=[.E75]" office:value-type="float" office:value="290" calcext:value-type="float">
            <text:p>290</text:p>
          </table:table-cell>
          <table:table-cell table:style-name="ce9" table:formula="of:=[.F75]" office:value-type="float" office:value="0" calcext:value-type="float">
            <text:p>0</text:p>
          </table:table-cell>
          <table:table-cell table:style-name="ce9" table:formula="of:=[.G75]" office:value-type="float" office:value="0" calcext:value-type="float">
            <text:p>0</text:p>
          </table:table-cell>
          <table:table-cell table:style-name="ce9" table:formula="of:=[.H75]" office:value-type="float" office:value="0" calcext:value-type="float">
            <text:p>0</text:p>
          </table:table-cell>
          <table:table-cell table:style-name="ce9" table:formula="of:=[.I75]" office:value-type="float" office:value="5" calcext:value-type="float">
            <text:p>5</text:p>
          </table:table-cell>
          <table:table-cell table:style-name="ce9" table:formula="of:=[.J75]" office:value-type="float" office:value="2" calcext:value-type="float">
            <text:p>2</text:p>
          </table:table-cell>
          <table:table-cell table:style-name="ce9" table:formula="of:=[.K75]" office:value-type="float" office:value="0" calcext:value-type="float">
            <text:p>0</text:p>
          </table:table-cell>
          <table:table-cell table:style-name="ce9" table:formula="of:=[.L75]" office:value-type="float" office:value="14" calcext:value-type="float">
            <text:p>14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76]" office:value-type="float" office:value="0" calcext:value-type="float">
            <text:p>0</text:p>
          </table:table-cell>
          <table:table-cell table:style-name="ce9" table:formula="of:=[.C76]" office:value-type="float" office:value="1" calcext:value-type="float">
            <text:p>1</text:p>
          </table:table-cell>
          <table:table-cell table:style-name="ce9" table:formula="of:=[.D76]" office:value-type="float" office:value="0" calcext:value-type="float">
            <text:p>0</text:p>
          </table:table-cell>
          <table:table-cell table:style-name="ce9" table:formula="of:=[.E76]" office:value-type="float" office:value="0" calcext:value-type="float">
            <text:p>0</text:p>
          </table:table-cell>
          <table:table-cell table:style-name="ce9" table:formula="of:=[.F76]" office:value-type="float" office:value="293" calcext:value-type="float">
            <text:p>293</text:p>
          </table:table-cell>
          <table:table-cell table:style-name="ce9" table:formula="of:=[.G76]" office:value-type="float" office:value="0" calcext:value-type="float">
            <text:p>0</text:p>
          </table:table-cell>
          <table:table-cell table:style-name="ce9" table:formula="of:=[.H76]" office:value-type="float" office:value="1" calcext:value-type="float">
            <text:p>1</text:p>
          </table:table-cell>
          <table:table-cell table:style-name="ce9" table:formula="of:=[.I76]" office:value-type="float" office:value="1" calcext:value-type="float">
            <text:p>1</text:p>
          </table:table-cell>
          <table:table-cell table:style-name="ce9" table:formula="of:=[.J76]" office:value-type="float" office:value="1" calcext:value-type="float">
            <text:p>1</text:p>
          </table:table-cell>
          <table:table-cell table:style-name="ce9" table:formula="of:=[.K76]" office:value-type="float" office:value="3" calcext:value-type="float">
            <text:p>3</text:p>
          </table:table-cell>
          <table:table-cell table:style-name="ce9" table:formula="of:=[.L76]" office:value-type="float" office:value="6" calcext:value-type="float">
            <text:p>6</text:p>
          </table:table-cell>
          <table:table-cell/>
        </table:table-row>
        <table:table-row table:style-name="ro1">
          <table:covered-table-cell/>
          <table:table-cell table:style-name="ce9" table:formula="of:=[.B77]" office:value-type="float" office:value="0" calcext:value-type="float">
            <text:p>0</text:p>
          </table:table-cell>
          <table:table-cell table:style-name="ce9" table:formula="of:=[.C77]" office:value-type="float" office:value="0" calcext:value-type="float">
            <text:p>0</text:p>
          </table:table-cell>
          <table:table-cell table:style-name="ce9" table:formula="of:=[.D77]" office:value-type="float" office:value="0" calcext:value-type="float">
            <text:p>0</text:p>
          </table:table-cell>
          <table:table-cell table:style-name="ce9" table:formula="of:=[.E77]" office:value-type="float" office:value="12" calcext:value-type="float">
            <text:p>12</text:p>
          </table:table-cell>
          <table:table-cell table:style-name="ce9" table:formula="of:=[.F77]" office:value-type="float" office:value="1" calcext:value-type="float">
            <text:p>1</text:p>
          </table:table-cell>
          <table:table-cell table:style-name="ce9" table:formula="of:=[.G77]" office:value-type="float" office:value="236" calcext:value-type="float">
            <text:p>236</text:p>
          </table:table-cell>
          <table:table-cell table:style-name="ce9" table:formula="of:=[.H77]" office:value-type="float" office:value="0" calcext:value-type="float">
            <text:p>0</text:p>
          </table:table-cell>
          <table:table-cell table:style-name="ce9" table:formula="of:=[.I77]" office:value-type="float" office:value="0" calcext:value-type="float">
            <text:p>0</text:p>
          </table:table-cell>
          <table:table-cell table:style-name="ce9" table:formula="of:=[.J77]" office:value-type="float" office:value="1" calcext:value-type="float">
            <text:p>1</text:p>
          </table:table-cell>
          <table:table-cell table:style-name="ce9" table:formula="of:=[.K77]" office:value-type="float" office:value="0" calcext:value-type="float">
            <text:p>0</text:p>
          </table:table-cell>
          <table:table-cell table:style-name="ce9" table:formula="of:=[.L77]" office:value-type="float" office:value="6" calcext:value-type="float">
            <text:p>6</text:p>
          </table:table-cell>
          <table:table-cell/>
        </table:table-row>
        <table:table-row table:style-name="ro1">
          <table:covered-table-cell/>
          <table:table-cell table:style-name="ce9" table:formula="of:=[.B78]" office:value-type="float" office:value="3" calcext:value-type="float">
            <text:p>3</text:p>
          </table:table-cell>
          <table:table-cell table:style-name="ce9" table:formula="of:=[.C78]" office:value-type="float" office:value="2" calcext:value-type="float">
            <text:p>2</text:p>
          </table:table-cell>
          <table:table-cell table:style-name="ce9" table:formula="of:=[.D78]" office:value-type="float" office:value="2" calcext:value-type="float">
            <text:p>2</text:p>
          </table:table-cell>
          <table:table-cell table:style-name="ce9" table:formula="of:=[.E78]" office:value-type="float" office:value="0" calcext:value-type="float">
            <text:p>0</text:p>
          </table:table-cell>
          <table:table-cell table:style-name="ce9" table:formula="of:=[.F78]" office:value-type="float" office:value="4" calcext:value-type="float">
            <text:p>4</text:p>
          </table:table-cell>
          <table:table-cell table:style-name="ce9" table:formula="of:=[.G78]" office:value-type="float" office:value="1" calcext:value-type="float">
            <text:p>1</text:p>
          </table:table-cell>
          <table:table-cell table:style-name="ce9" table:formula="of:=[.H78]" office:value-type="float" office:value="268" calcext:value-type="float">
            <text:p>268</text:p>
          </table:table-cell>
          <table:table-cell table:style-name="ce9" table:formula="of:=[.I78]" office:value-type="float" office:value="0" calcext:value-type="float">
            <text:p>0</text:p>
          </table:table-cell>
          <table:table-cell table:style-name="ce9" table:formula="of:=[.J78]" office:value-type="float" office:value="1" calcext:value-type="float">
            <text:p>1</text:p>
          </table:table-cell>
          <table:table-cell table:style-name="ce9" table:formula="of:=[.K78]" office:value-type="float" office:value="0" calcext:value-type="float">
            <text:p>0</text:p>
          </table:table-cell>
          <table:table-cell table:style-name="ce9" table:formula="of:=[.L78]" office:value-type="float" office:value="3" calcext:value-type="float">
            <text:p>3</text:p>
          </table:table-cell>
          <table:table-cell/>
        </table:table-row>
        <table:table-row table:style-name="ro1">
          <table:covered-table-cell/>
          <table:table-cell table:style-name="ce9" table:formula="of:=[.B79]" office:value-type="float" office:value="0" calcext:value-type="float">
            <text:p>0</text:p>
          </table:table-cell>
          <table:table-cell table:style-name="ce9" table:formula="of:=[.C79]" office:value-type="float" office:value="0" calcext:value-type="float">
            <text:p>0</text:p>
          </table:table-cell>
          <table:table-cell table:style-name="ce9" table:formula="of:=[.D79]" office:value-type="float" office:value="1" calcext:value-type="float">
            <text:p>1</text:p>
          </table:table-cell>
          <table:table-cell table:style-name="ce9" table:formula="of:=[.E79]" office:value-type="float" office:value="2" calcext:value-type="float">
            <text:p>2</text:p>
          </table:table-cell>
          <table:table-cell table:style-name="ce9" table:formula="of:=[.F79]" office:value-type="float" office:value="1" calcext:value-type="float">
            <text:p>1</text:p>
          </table:table-cell>
          <table:table-cell table:style-name="ce9" table:formula="of:=[.G79]" office:value-type="float" office:value="0" calcext:value-type="float">
            <text:p>0</text:p>
          </table:table-cell>
          <table:table-cell table:style-name="ce9" table:formula="of:=[.H79]" office:value-type="float" office:value="0" calcext:value-type="float">
            <text:p>0</text:p>
          </table:table-cell>
          <table:table-cell table:style-name="ce9" table:formula="of:=[.I79]" office:value-type="float" office:value="299" calcext:value-type="float">
            <text:p>299</text:p>
          </table:table-cell>
          <table:table-cell table:style-name="ce9" table:formula="of:=[.J79]" office:value-type="float" office:value="0" calcext:value-type="float">
            <text:p>0</text:p>
          </table:table-cell>
          <table:table-cell table:style-name="ce9" table:formula="of:=[.K79]" office:value-type="float" office:value="0" calcext:value-type="float">
            <text:p>0</text:p>
          </table:table-cell>
          <table:table-cell table:style-name="ce9" table:formula="of:=[.L79]" office:value-type="float" office:value="7" calcext:value-type="float">
            <text:p>7</text:p>
          </table:table-cell>
          <table:table-cell/>
        </table:table-row>
        <table:table-row table:style-name="ro1">
          <table:covered-table-cell/>
          <table:table-cell table:style-name="ce9" table:formula="of:=[.B80]" office:value-type="float" office:value="21" calcext:value-type="float">
            <text:p>21</text:p>
          </table:table-cell>
          <table:table-cell table:style-name="ce9" table:formula="of:=[.C80]" office:value-type="float" office:value="1" calcext:value-type="float">
            <text:p>1</text:p>
          </table:table-cell>
          <table:table-cell table:style-name="ce9" table:formula="of:=[.D80]" office:value-type="float" office:value="1" calcext:value-type="float">
            <text:p>1</text:p>
          </table:table-cell>
          <table:table-cell table:style-name="ce9" table:formula="of:=[.E80]" office:value-type="float" office:value="1" calcext:value-type="float">
            <text:p>1</text:p>
          </table:table-cell>
          <table:table-cell table:style-name="ce9" table:formula="of:=[.F80]" office:value-type="float" office:value="1" calcext:value-type="float">
            <text:p>1</text:p>
          </table:table-cell>
          <table:table-cell table:style-name="ce9" table:formula="of:=[.G80]" office:value-type="float" office:value="7" calcext:value-type="float">
            <text:p>7</text:p>
          </table:table-cell>
          <table:table-cell table:style-name="ce9" table:formula="of:=[.H80]" office:value-type="float" office:value="3" calcext:value-type="float">
            <text:p>3</text:p>
          </table:table-cell>
          <table:table-cell table:style-name="ce9" table:formula="of:=[.I80]" office:value-type="float" office:value="0" calcext:value-type="float">
            <text:p>0</text:p>
          </table:table-cell>
          <table:table-cell table:style-name="ce9" table:formula="of:=[.J80]" office:value-type="float" office:value="255" calcext:value-type="float">
            <text:p>255</text:p>
          </table:table-cell>
          <table:table-cell table:style-name="ce9" table:formula="of:=[.K80]" office:value-type="float" office:value="0" calcext:value-type="float">
            <text:p>0</text:p>
          </table:table-cell>
          <table:table-cell table:style-name="ce9" table:formula="of:=[.L80]" office:value-type="float" office:value="10" calcext:value-type="float">
            <text:p>10</text:p>
          </table:table-cell>
          <table:table-cell/>
        </table:table-row>
        <table:table-row table:style-name="ro1">
          <table:covered-table-cell/>
          <table:table-cell table:style-name="ce9" table:formula="of:=[.B81]" office:value-type="float" office:value="0" calcext:value-type="float">
            <text:p>0</text:p>
          </table:table-cell>
          <table:table-cell table:style-name="ce9" table:formula="of:=[.C81]" office:value-type="float" office:value="1" calcext:value-type="float">
            <text:p>1</text:p>
          </table:table-cell>
          <table:table-cell table:style-name="ce9" table:formula="of:=[.D81]" office:value-type="float" office:value="1" calcext:value-type="float">
            <text:p>1</text:p>
          </table:table-cell>
          <table:table-cell table:style-name="ce9" table:formula="of:=[.E81]" office:value-type="float" office:value="1" calcext:value-type="float">
            <text:p>1</text:p>
          </table:table-cell>
          <table:table-cell table:style-name="ce9" table:formula="of:=[.F81]" office:value-type="float" office:value="18" calcext:value-type="float">
            <text:p>18</text:p>
          </table:table-cell>
          <table:table-cell table:style-name="ce9" table:formula="of:=[.G81]" office:value-type="float" office:value="5" calcext:value-type="float">
            <text:p>5</text:p>
          </table:table-cell>
          <table:table-cell table:style-name="ce9" table:formula="of:=[.H81]" office:value-type="float" office:value="0" calcext:value-type="float">
            <text:p>0</text:p>
          </table:table-cell>
          <table:table-cell table:style-name="ce9" table:formula="of:=[.I81]" office:value-type="float" office:value="12" calcext:value-type="float">
            <text:p>12</text:p>
          </table:table-cell>
          <table:table-cell table:style-name="ce9" table:formula="of:=[.J81]" office:value-type="float" office:value="10" calcext:value-type="float">
            <text:p>10</text:p>
          </table:table-cell>
          <table:table-cell table:style-name="ce9" table:formula="of:=[.K81]" office:value-type="float" office:value="215" calcext:value-type="float">
            <text:p>215</text:p>
          </table:table-cell>
          <table:table-cell table:style-name="ce9" table:formula="of:=[.L81]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5" office:value-type="string" calcext:value-type="string">
            <text:p>foreign</text:p>
          </table:table-cell>
          <table:table-cell table:style-name="ce9" table:formula="of:=[.B93]" office:value-type="float" office:value="767" calcext:value-type="float">
            <text:p>767</text:p>
          </table:table-cell>
          <table:table-cell table:style-name="ce9" table:formula="of:=[.C93]" office:value-type="float" office:value="4518" calcext:value-type="float">
            <text:p>4518</text:p>
          </table:table-cell>
          <table:table-cell table:style-name="ce9" table:formula="of:=[.D93]" office:value-type="float" office:value="2493" calcext:value-type="float">
            <text:p>2493</text:p>
          </table:table-cell>
          <table:table-cell table:style-name="ce9" table:formula="of:=[.E93]" office:value-type="float" office:value="304" calcext:value-type="float">
            <text:p>304</text:p>
          </table:table-cell>
          <table:table-cell table:style-name="ce9" table:formula="of:=[.F93]" office:value-type="float" office:value="4026" calcext:value-type="float">
            <text:p>4026</text:p>
          </table:table-cell>
          <table:table-cell table:style-name="ce9" table:formula="of:=[.G93]" office:value-type="float" office:value="2273" calcext:value-type="float">
            <text:p>2273</text:p>
          </table:table-cell>
          <table:table-cell table:style-name="ce9" table:formula="of:=[.H93]" office:value-type="float" office:value="3641" calcext:value-type="float">
            <text:p>3641</text:p>
          </table:table-cell>
          <table:table-cell table:style-name="ce9" table:formula="of:=[.I93]" office:value-type="float" office:value="309" calcext:value-type="float">
            <text:p>309</text:p>
          </table:table-cell>
          <table:table-cell table:style-name="ce9" table:formula="of:=[.J93]" office:value-type="float" office:value="547" calcext:value-type="float">
            <text:p>547</text:p>
          </table:table-cell>
          <table:table-cell table:style-name="ce9" table:formula="of:=[.K93]" office:value-type="float" office:value="315" calcext:value-type="float">
            <text:p>315</text:p>
          </table:table-cell>
          <table:table-cell table:style-name="ce9" table:formula="of:=[.L93]" office:value-type="float" office:value="7190" calcext:value-type="float">
            <text:p>7190</text:p>
          </table:table-cell>
          <table:table-cell/>
        </table:table-row>
        <table:table-row table:style-name="ro1" table:number-rows-repeated="36">
          <table:table-cell table:number-columns-repeated="13"/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85" calcext:value-type="float">
            <text:p>78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86" calcext:value-type="float">
            <text:p>686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3" calcext:value-type="float">
            <text:p>63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office:value-type="float" office:value="4518" calcext:value-type="float">
            <text:p>4518</text:p>
          </table:table-cell>
          <table:table-cell office:value-type="float" office:value="2493" calcext:value-type="float">
            <text:p>2493</text:p>
          </table:table-cell>
          <table:table-cell office:value-type="float" office:value="304" calcext:value-type="float">
            <text:p>304</text:p>
          </table:table-cell>
          <table:table-cell office:value-type="float" office:value="4026" calcext:value-type="float">
            <text:p>4026</text:p>
          </table:table-cell>
          <table:table-cell office:value-type="float" office:value="2273" calcext:value-type="float">
            <text:p>2273</text:p>
          </table:table-cell>
          <table:table-cell office:value-type="float" office:value="3641" calcext:value-type="float">
            <text:p>3641</text:p>
          </table:table-cell>
          <table:table-cell office:value-type="float" office:value="309" calcext:value-type="float">
            <text:p>309</text:p>
          </table:table-cell>
          <table:table-cell office:value-type="float" office:value="547" calcext:value-type="float">
            <text:p>547</text:p>
          </table:table-cell>
          <table:table-cell office:value-type="float" office:value="315" calcext:value-type="float">
            <text:p>315</text:p>
          </table:table-cell>
          <table:table-cell office:value-type="float" office:value="7190" calcext:value-type="float">
            <text:p>719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20:52:14.289349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14:33:50.586565978</meta:creation-date>
    <dc:date>2017-02-28T21:06:24.698719698</dc:date>
    <meta:editing-duration>PT1H46M15S</meta:editing-duration>
    <meta:editing-cycles>63</meta:editing-cycles>
    <meta:generator>LibreOffice/5.2.3.3$Linux_X86_64 LibreOffice_project/20m0$Build-3</meta:generator>
    <meta:document-statistic meta:table-count="4" meta:cell-count="4544" meta:object-count="0"/>
  </office:meta>
</office:document-meta>
</file>